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3mm"/>
    </style:style>
    <style:style style:name="co3" style:family="table-column">
      <style:table-column-properties fo:break-before="auto" style:column-width="31.43mm"/>
    </style:style>
    <style:style style:name="co4" style:family="table-column">
      <style:table-column-properties fo:break-before="auto" style:column-width="24.69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16.95mm"/>
    </style:style>
    <style:style style:name="co7" style:family="table-column">
      <style:table-column-properties fo:break-before="auto" style:column-width="18.96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0000ff" fo:font-weight="bold" style:font-weight-asian="bold" style:font-weight-complex="bold"/>
    </style:style>
    <style:style style:name="ce5" style:family="table-cell" style:parent-style-name="Default" style:data-style-name="N11">
      <style:table-cell-properties fo:border="0.06pt solid #000000"/>
      <style:text-properties fo:color="#0000ff" fo:font-weight="bold" style:font-weight-asian="bold" style:font-weight-complex="bold"/>
    </style:style>
    <style:style style:name="ce6" style:family="table-cell" style:parent-style-name="Default" style:data-style-name="N11"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8" style:family="table-cell" style:parent-style-name="Default" style:data-style-name="N11">
      <style:table-cell-properties fo:border="0.06pt solid #000000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666666"/>
    </style:style>
    <style:style style:name="ce10" style:family="table-cell" style:parent-style-name="Default" style:data-style-name="N11">
      <style:table-cell-properties fo:border="0.06pt solid #000000"/>
      <style:text-properties fo:color="#666666"/>
    </style:style>
    <style:style style:name="ce11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color="#000000"/>
    </style:style>
    <style:style style:name="ce19" style:family="table-cell" style:parent-style-name="Default" style:data-style-name="N11">
      <style:table-cell-properties fo:border="0.06pt solid #000000"/>
      <style:text-properties fo:color="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L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style-name="ce3" office:value-type="string" calcext:value-type="string" table:number-columns-spanned="5" table:number-rows-spanned="1">
            <text:p>Selection Eff<text:span text:style-name="T1"> (eL, all flav)</text:span></text:p>
          </table:table-cell>
          <table:covered-table-cell table:number-columns-repeated="4" table:style-name="ce1"/>
          <table:table-cell/>
          <table:table-cell table:style-name="ce1"/>
          <table:table-cell table:style-name="ce11" office:value-type="string" calcext:value-type="string">
            <text:p>B/S (eR, all flav)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Signal</text:p>
          </table:table-cell>
          <table:table-cell table:style-name="ce7" office:value-type="string" calcext:value-type="string">
            <text:p>Rad Ret</text:p>
          </table:table-cell>
          <table:table-cell table:style-name="ce9" office:value-type="string" calcext:value-type="string">
            <text:p>WW</text:p>
          </table:table-cell>
          <table:table-cell table:style-name="ce9" office:value-type="string" calcext:value-type="string">
            <text:p>ZZ</text:p>
          </table:table-cell>
          <table:table-cell table:style-name="ce9" office:value-type="string" calcext:value-type="string">
            <text:p>HZ</text:p>
          </table:table-cell>
          <table:table-cell/>
          <table:table-cell table:style-name="ce1"/>
          <table:table-cell table:style-name="ce7" office:value-type="string" calcext:value-type="string">
            <text:p>Rad Ret</text:p>
          </table:table-cell>
          <table:table-cell table:style-name="ce9" office:value-type="string" calcext:value-type="string">
            <text:p>WW</text:p>
          </table:table-cell>
          <table:table-cell table:style-name="ce9" office:value-type="string" calcext:value-type="string">
            <text:p>ZZ</text:p>
          </table:table-cell>
          <table:table-cell table:style-name="ce9" office:value-type="string" calcext:value-type="string">
            <text:p>HZ</text:p>
          </table:table-cell>
        </table:table-row>
        <table:table-row table:style-name="ro1">
          <table:table-cell/>
          <table:table-cell table:style-name="ce2" office:value-type="string" calcext:value-type="string">
            <text:p>No cuts</text:p>
          </table:table-cell>
          <table:table-cell table:style-name="ce5" table:formula="of:=[.C30]/[.C$30]" office:value-type="percentage" office:value="1" calcext:value-type="percentage">
            <text:p>100,00%</text:p>
          </table:table-cell>
          <table:table-cell table:style-name="ce8" table:formula="of:=[.G30]/[.G$30]" office:value-type="percentage" office:value="1" calcext:value-type="percentage">
            <text:p>100,00%</text:p>
          </table:table-cell>
          <table:table-cell table:style-name="ce10" table:formula="of:=[.H30]/[.H$30]" office:value-type="percentage" office:value="1" calcext:value-type="percentage">
            <text:p>100,00%</text:p>
          </table:table-cell>
          <table:table-cell table:style-name="ce10" table:formula="of:=[.I30]/[.I$30]" office:value-type="percentage" office:value="1" calcext:value-type="percentage">
            <text:p>100,00%</text:p>
          </table:table-cell>
          <table:table-cell table:style-name="ce10" table:formula="of:=[.J30]/[.J$30]" office:value-type="percentage" office:value="1" calcext:value-type="percentage">
            <text:p>100,00%</text:p>
          </table:table-cell>
          <table:table-cell/>
          <table:table-cell table:style-name="ce2" office:value-type="string" calcext:value-type="string">
            <text:p>No cuts</text:p>
          </table:table-cell>
          <table:table-cell table:style-name="ce8" table:formula="of:=[.G30]/[.$C30]" office:value-type="percentage" office:value="2.95942720763723" calcext:value-type="percentage">
            <text:p>295,94%</text:p>
          </table:table-cell>
          <table:table-cell table:style-name="ce10" table:formula="of:=[.H30]/[.$C30]" office:value-type="percentage" office:value="0.0103102625298329" calcext:value-type="percentage">
            <text:p>1,03%</text:p>
          </table:table-cell>
          <table:table-cell table:style-name="ce10" table:formula="of:=[.I30]/[.$C30]" office:value-type="percentage" office:value="0.0418854415274463" calcext:value-type="percentage">
            <text:p>4,19%</text:p>
          </table:table-cell>
          <table:table-cell table:style-name="ce10" table:formula="of:=[.J30]/[.$C30]" office:value-type="percentage" office:value="0.44272076372315" calcext:value-type="percentage">
            <text:p>44,27%</text:p>
          </table:table-cell>
        </table:table-row>
        <table:table-row table:style-name="ro1">
          <table:table-cell/>
          <table:table-cell table:style-name="ce2" office:value-type="string" calcext:value-type="string">
            <text:p>Kreco&lt;35 GeV</text:p>
          </table:table-cell>
          <table:table-cell table:style-name="ce5" table:formula="of:=[.C31]/[.C$30]" office:value-type="percentage" office:value="0.856801909307876" calcext:value-type="percentage">
            <text:p>85,68%</text:p>
          </table:table-cell>
          <table:table-cell table:style-name="ce8" table:formula="of:=[.G31]/[.G$30]" office:value-type="percentage" office:value="0.0717741935483871" calcext:value-type="percentage">
            <text:p>7,18%</text:p>
          </table:table-cell>
          <table:table-cell table:style-name="ce10" table:formula="of:=[.H31]/[.H$30]" office:value-type="percentage" office:value="0.125" calcext:value-type="percentage">
            <text:p>12,50%</text:p>
          </table:table-cell>
          <table:table-cell table:style-name="ce10" table:formula="of:=[.I31]/[.I$30]" office:value-type="percentage" office:value="0.226495726495726" calcext:value-type="percentage">
            <text:p>22,65%</text:p>
          </table:table-cell>
          <table:table-cell table:style-name="ce10" table:formula="of:=[.J31]/[.J$30]" office:value-type="percentage" office:value="0.407008086253369" calcext:value-type="percentage">
            <text:p>40,70%</text:p>
          </table:table-cell>
          <table:table-cell/>
          <table:table-cell table:style-name="ce2" office:value-type="string" calcext:value-type="string">
            <text:p>Kreco&lt;35 GeV</text:p>
          </table:table-cell>
          <table:table-cell table:style-name="ce8" table:formula="of:=[.G31]/[.$C31]" office:value-type="percentage" office:value="0.247910863509749" calcext:value-type="percentage">
            <text:p>24,79%</text:p>
          </table:table-cell>
          <table:table-cell table:style-name="ce10" table:formula="of:=[.H31]/[.$C31]" office:value-type="percentage" office:value="0.0015041782729805" calcext:value-type="percentage">
            <text:p>0,15%</text:p>
          </table:table-cell>
          <table:table-cell table:style-name="ce10" table:formula="of:=[.I31]/[.$C31]" office:value-type="percentage" office:value="0.0110724233983287" calcext:value-type="percentage">
            <text:p>1,11%</text:p>
          </table:table-cell>
          <table:table-cell table:style-name="ce10" table:formula="of:=[.J31]/[.$C31]" office:value-type="percentage" office:value="0.210306406685237" calcext:value-type="percentage">
            <text:p>21,03%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table:formula="of:=[.C32]/[.C$30]" office:value-type="percentage" office:value="0.856801909307876" calcext:value-type="percentage">
            <text:p>85,68%</text:p>
          </table:table-cell>
          <table:table-cell table:style-name="ce8" table:formula="of:=[.G32]/[.G$30]" office:value-type="percentage" office:value="0.0669354838709678" calcext:value-type="percentage">
            <text:p>6,69%</text:p>
          </table:table-cell>
          <table:table-cell table:style-name="ce10" table:formula="of:=[.H32]/[.H$30]" office:value-type="percentage" office:value="0.122685185185185" calcext:value-type="percentage">
            <text:p>12,27%</text:p>
          </table:table-cell>
          <table:table-cell table:style-name="ce10" table:formula="of:=[.I32]/[.I$30]" office:value-type="percentage" office:value="0.226495726495726" calcext:value-type="percentage">
            <text:p>22,65%</text:p>
          </table:table-cell>
          <table:table-cell table:style-name="ce10" table:formula="of:=[.J32]/[.J$30]" office:value-type="percentage" office:value="0.407008086253369" calcext:value-type="percentage">
            <text:p>40,70%</text:p>
          </table:table-cell>
          <table:table-cell/>
          <table:table-cell table:style-name="ce2" office:value-type="string" calcext:value-type="string">
            <text:p>+ mjj&gt;130 GeV</text:p>
          </table:table-cell>
          <table:table-cell table:style-name="ce8" table:formula="of:=[.G32]/[.$C32]" office:value-type="percentage" office:value="0.231197771587744" calcext:value-type="percentage">
            <text:p>23,12%</text:p>
          </table:table-cell>
          <table:table-cell table:style-name="ce10" table:formula="of:=[.H32]/[.$C32]" office:value-type="percentage" office:value="0.00147632311977716" calcext:value-type="percentage">
            <text:p>0,15%</text:p>
          </table:table-cell>
          <table:table-cell table:style-name="ce10" table:formula="of:=[.I32]/[.$C32]" office:value-type="percentage" office:value="0.0110724233983287" calcext:value-type="percentage">
            <text:p>1,11%</text:p>
          </table:table-cell>
          <table:table-cell table:style-name="ce10" table:formula="of:=[.J32]/[.$C32]" office:value-type="percentage" office:value="0.210306406685237" calcext:value-type="percentage">
            <text:p>21,03%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table:formula="of:=[.C33]/[.C$30]" office:value-type="percentage" office:value="0.81980906921241" calcext:value-type="percentage">
            <text:p>81,98%</text:p>
          </table:table-cell>
          <table:table-cell table:style-name="ce8" table:formula="of:=[.G33]/[.G$30]" office:value-type="percentage" office:value="0.013991935483871" calcext:value-type="percentage">
            <text:p>1,40%</text:p>
          </table:table-cell>
          <table:table-cell table:style-name="ce10" table:formula="of:=[.H33]/[.H$30]" office:value-type="percentage" office:value="0.121527777777778" calcext:value-type="percentage">
            <text:p>12,15%</text:p>
          </table:table-cell>
          <table:table-cell table:style-name="ce10" table:formula="of:=[.I33]/[.I$30]" office:value-type="percentage" office:value="0.221937321937322" calcext:value-type="percentage">
            <text:p>22,19%</text:p>
          </table:table-cell>
          <table:table-cell table:style-name="ce10" table:formula="of:=[.J33]/[.J$30]" office:value-type="percentage" office:value="0.39622641509434" calcext:value-type="percentage">
            <text:p>39,62%</text:p>
          </table:table-cell>
          <table:table-cell/>
          <table:table-cell table:style-name="ce2" office:value-type="string" calcext:value-type="string">
            <text:p>+ EnPFO fraction</text:p>
          </table:table-cell>
          <table:table-cell table:style-name="ce8" table:formula="of:=[.G33]/[.$C33]" office:value-type="percentage" office:value="0.050509461426492" calcext:value-type="percentage">
            <text:p>5,05%</text:p>
          </table:table-cell>
          <table:table-cell table:style-name="ce10" table:formula="of:=[.H33]/[.$C33]" office:value-type="percentage" office:value="0.00152838427947598" calcext:value-type="percentage">
            <text:p>0,15%</text:p>
          </table:table-cell>
          <table:table-cell table:style-name="ce10" table:formula="of:=[.I33]/[.$C33]" office:value-type="percentage" office:value="0.0113391557496361" calcext:value-type="percentage">
            <text:p>1,13%</text:p>
          </table:table-cell>
          <table:table-cell table:style-name="ce10" table:formula="of:=[.J33]/[.$C33]" office:value-type="percentage" office:value="0.213973799126638" calcext:value-type="percentage">
            <text:p>21,40%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 table:formula="of:=[.C34]/[.C$30]" office:value-type="percentage" office:value="0.810262529832936" calcext:value-type="percentage">
            <text:p>81,03%</text:p>
          </table:table-cell>
          <table:table-cell table:style-name="ce8" table:formula="of:=[.G34]/[.G$30]" office:value-type="percentage" office:value="0.0125806451612903" calcext:value-type="percentage">
            <text:p>1,26%</text:p>
          </table:table-cell>
          <table:table-cell table:style-name="ce10" table:formula="of:=[.H34]/[.H$30]" office:value-type="percentage" office:value="0.12037037037037" calcext:value-type="percentage">
            <text:p>12,04%</text:p>
          </table:table-cell>
          <table:table-cell table:style-name="ce10" table:formula="of:=[.I34]/[.I$30]" office:value-type="percentage" office:value="0.212535612535612" calcext:value-type="percentage">
            <text:p>21,25%</text:p>
          </table:table-cell>
          <table:table-cell table:style-name="ce10" table:formula="of:=[.J34]/[.J$30]" office:value-type="percentage" office:value="0.377358490566038" calcext:value-type="percentage">
            <text:p>37,74%</text:p>
          </table:table-cell>
          <table:table-cell/>
          <table:table-cell table:style-name="ce2" office:value-type="string" calcext:value-type="string">
            <text:p>+y23&lt;0.015</text:p>
          </table:table-cell>
          <table:table-cell table:style-name="ce8" table:formula="of:=[.G34]/[.$C34]" office:value-type="percentage" office:value="0.0459499263622975" calcext:value-type="percentage">
            <text:p>4,59%</text:p>
          </table:table-cell>
          <table:table-cell table:style-name="ce10" table:formula="of:=[.H34]/[.$C34]" office:value-type="percentage" office:value="0.00153166421207658" calcext:value-type="percentage">
            <text:p>0,15%</text:p>
          </table:table-cell>
          <table:table-cell table:style-name="ce10" table:formula="of:=[.I34]/[.$C34]" office:value-type="percentage" office:value="0.0109867452135493" calcext:value-type="percentage">
            <text:p>1,10%</text:p>
          </table:table-cell>
          <table:table-cell table:style-name="ce10" table:formula="of:=[.J34]/[.$C34]" office:value-type="percentage" office:value="0.206185567010309" calcext:value-type="percentage">
            <text:p>20,62%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table:formula="of:=[.C35]/[.C$30]" office:value-type="percentage" office:value="0.807875894988067" calcext:value-type="percentage">
            <text:p>80,79%</text:p>
          </table:table-cell>
          <table:table-cell table:style-name="ce8" table:formula="of:=[.G35]/[.G$30]" office:value-type="percentage" office:value="0.0116935483870968" calcext:value-type="percentage">
            <text:p>1,17%</text:p>
          </table:table-cell>
          <table:table-cell table:style-name="ce10" table:formula="of:=[.H35]/[.H$30]" office:value-type="percentage" office:value="0.12037037037037" calcext:value-type="percentage">
            <text:p>12,04%</text:p>
          </table:table-cell>
          <table:table-cell table:style-name="ce10" table:formula="of:=[.I35]/[.I$30]" office:value-type="percentage" office:value="0.212535612535612" calcext:value-type="percentage">
            <text:p>21,25%</text:p>
          </table:table-cell>
          <table:table-cell table:style-name="ce10" table:formula="of:=[.J35]/[.J$30]" office:value-type="percentage" office:value="0.377358490566038" calcext:value-type="percentage">
            <text:p>37,74%</text:p>
          </table:table-cell>
          <table:table-cell table:number-columns-repeated="2"/>
          <table:table-cell table:style-name="ce8" table:formula="of:=[.G35]/[.$C35]" office:value-type="percentage" office:value="0.0428360413589365" calcext:value-type="percentage">
            <text:p>4,28%</text:p>
          </table:table-cell>
          <table:table-cell table:style-name="ce10" table:formula="of:=[.H35]/[.$C35]" office:value-type="percentage" office:value="0.00153618906942393" calcext:value-type="percentage">
            <text:p>0,15%</text:p>
          </table:table-cell>
          <table:table-cell table:style-name="ce10" table:formula="of:=[.I35]/[.$C35]" office:value-type="percentage" office:value="0.0110192023633678" calcext:value-type="percentage">
            <text:p>1,10%</text:p>
          </table:table-cell>
          <table:table-cell table:style-name="ce10" table:formula="of:=[.J35]/[.$C35]" office:value-type="percentage" office:value="0.206794682422452" calcext:value-type="percentage">
            <text:p>20,68%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 table:number-columns-repeated="10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radreturn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0]+[.E30]+[.F30]" office:value-type="float" office:value="8380000" calcext:value-type="float">
            <text:p>83800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2190000" calcext:value-type="float">
            <text:p>2190000</text:p>
          </table:table-cell>
          <table:table-cell office:value-type="float" office:value="4730000" calcext:value-type="float">
            <text:p>4730000</text:p>
          </table:table-cell>
          <table:table-cell office:value-type="float" office:value="24800000" calcext:value-type="float">
            <text:p>24800000</text:p>
          </table:table-cell>
          <table:table-cell office:value-type="float" office:value="86400" calcext:value-type="float">
            <text:p>86400</text:p>
          </table:table-cell>
          <table:table-cell office:value-type="float" office:value="351000" calcext:value-type="float">
            <text:p>351000</text:p>
          </table:table-cell>
          <table:table-cell office:value-type="float" office:value="3710000" calcext:value-type="float">
            <text:p>37100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1]+[.E31]+[.F31]" office:value-type="float" office:value="7180000" calcext:value-type="float">
            <text:p>7180000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4090000" calcext:value-type="float">
            <text:p>4090000</text:p>
          </table:table-cell>
          <table:table-cell office:value-type="float" office:value="1780000" calcext:value-type="float">
            <text:p>178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79500" calcext:value-type="float">
            <text:p>79500</text:p>
          </table:table-cell>
          <table:table-cell office:value-type="float" office:value="1510000" calcext:value-type="float">
            <text:p>15100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2]+[.E32]+[.F32]" office:value-type="float" office:value="7180000" calcext:value-type="float">
            <text:p>7180000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4090000" calcext:value-type="float">
            <text:p>4090000</text:p>
          </table:table-cell>
          <table:table-cell office:value-type="float" office:value="1660000" calcext:value-type="float">
            <text:p>1660000</text:p>
          </table:table-cell>
          <table:table-cell office:value-type="float" office:value="10600" calcext:value-type="float">
            <text:p>10600</text:p>
          </table:table-cell>
          <table:table-cell office:value-type="float" office:value="79500" calcext:value-type="float">
            <text:p>79500</text:p>
          </table:table-cell>
          <table:table-cell office:value-type="float" office:value="1510000" calcext:value-type="float">
            <text:p>15100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3]+[.E33]+[.F33]" office:value-type="float" office:value="6870000" calcext:value-type="float">
            <text:p>6870000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1810000" calcext:value-type="float">
            <text:p>1810000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347000" calcext:value-type="float">
            <text:p>347000</text:p>
          </table:table-cell>
          <table:table-cell office:value-type="float" office:value="10500" calcext:value-type="float">
            <text:p>10500</text:p>
          </table:table-cell>
          <table:table-cell office:value-type="float" office:value="77900" calcext:value-type="float">
            <text:p>77900</text:p>
          </table:table-cell>
          <table:table-cell office:value-type="float" office:value="1470000" calcext:value-type="float">
            <text:p>14700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4]+[.E34]+[.F34]" office:value-type="float" office:value="6790000" calcext:value-type="float">
            <text:p>679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12000" calcext:value-type="float">
            <text:p>312000</text:p>
          </table:table-cell>
          <table:table-cell office:value-type="float" office:value="10400" calcext:value-type="float">
            <text:p>10400</text:p>
          </table:table-cell>
          <table:table-cell office:value-type="float" office:value="74600" calcext:value-type="float">
            <text:p>74600</text:p>
          </table:table-cell>
          <table:table-cell office:value-type="float" office:value="1400000" calcext:value-type="float">
            <text:p>14000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5]+[.E35]+[.F35]" office:value-type="float" office:value="6770000" calcext:value-type="float">
            <text:p>677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3780000" calcext:value-type="float">
            <text:p>378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10400" calcext:value-type="float">
            <text:p>10400</text:p>
          </table:table-cell>
          <table:table-cell office:value-type="float" office:value="74600" calcext:value-type="float">
            <text:p>74600</text:p>
          </table:table-cell>
          <table:table-cell office:value-type="float" office:value="1400000" calcext:value-type="float">
            <text:p>14000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\\</text:p>
          </table:table-cell>
          <table:table-cell table:number-columns-repeated="2"/>
        </table:table-row>
      </table:table>
      <table:table table:name="eL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style-name="ce3" office:value-type="string" calcext:value-type="string" table:number-columns-spanned="5" table:number-rows-spanned="1">
            <text:p>Selection Eff<text:span text:style-name="T1"> (eL, all flav)</text:span></text:p>
          </table:table-cell>
          <table:covered-table-cell table:number-columns-repeated="4" table:style-name="ce1"/>
          <table:table-cell/>
          <table:table-cell table:style-name="ce1"/>
          <table:table-cell table:style-name="ce11" office:value-type="string" calcext:value-type="string" table:number-columns-spanned="4" table:number-rows-spanned="1">
            <text:p>B/S (eR,)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Signal</text:p>
          </table:table-cell>
          <table:table-cell table:style-name="ce7" office:value-type="string" calcext:value-type="string">
            <text:p>Rad Ret</text:p>
          </table:table-cell>
          <table:table-cell table:style-name="ce18" office:value-type="string" calcext:value-type="string">
            <text:p>WW</text:p>
          </table:table-cell>
          <table:table-cell table:style-name="ce18" office:value-type="string" calcext:value-type="string">
            <text:p>ZZ</text:p>
          </table:table-cell>
          <table:table-cell table:style-name="ce18" office:value-type="string" calcext:value-type="string">
            <text:p>HZ</text:p>
          </table:table-cell>
          <table:table-cell/>
          <table:table-cell table:style-name="ce1"/>
          <table:table-cell table:style-name="ce7" office:value-type="string" calcext:value-type="string">
            <text:p>Rad Ret</text:p>
          </table:table-cell>
          <table:table-cell table:style-name="ce18" office:value-type="string" calcext:value-type="string">
            <text:p>WW</text:p>
          </table:table-cell>
          <table:table-cell table:style-name="ce18" office:value-type="string" calcext:value-type="string">
            <text:p>ZZ</text:p>
          </table:table-cell>
          <table:table-cell table:style-name="ce18" office:value-type="string" calcext:value-type="string">
            <text:p>HZ</text:p>
          </table:table-cell>
        </table:table-row>
        <table:table-row table:style-name="ro1">
          <table:table-cell/>
          <table:table-cell table:style-name="ce12" office:value-type="string" calcext:value-type="string">
            <text:p>No cuts</text:p>
          </table:table-cell>
          <table:table-cell table:style-name="ce5" table:formula="of:=[.C22]/[.C$22]" office:value-type="percentage" office:value="1" calcext:value-type="percentage">
            <text:p>100,00%</text:p>
          </table:table-cell>
          <table:table-cell table:style-name="ce8" table:formula="of:=[.G22]/[.G$22]" office:value-type="percentage" office:value="1" calcext:value-type="percentage">
            <text:p>100,00%</text:p>
          </table:table-cell>
          <table:table-cell table:style-name="ce19" table:formula="of:=[.H22]/[.H$22]" office:value-type="percentage" office:value="1" calcext:value-type="percentage">
            <text:p>100,00%</text:p>
          </table:table-cell>
          <table:table-cell table:style-name="ce19" table:formula="of:=[.I22]/[.I$22]" office:value-type="percentage" office:value="1" calcext:value-type="percentage">
            <text:p>100,00%</text:p>
          </table:table-cell>
          <table:table-cell table:style-name="ce19" table:formula="of:=[.J22]/[.J$22]" office:value-type="percentage" office:value="1" calcext:value-type="percentage">
            <text:p>100,00%</text:p>
          </table:table-cell>
          <table:table-cell/>
          <table:table-cell table:style-name="ce12" office:value-type="string" calcext:value-type="string">
            <text:p>No cuts</text:p>
          </table:table-cell>
          <table:table-cell table:style-name="ce8" table:formula="of:=[.G22]/[.$C22]" office:value-type="percentage" office:value="2.96131108712885" calcext:value-type="percentage">
            <text:p>296,13%</text:p>
          </table:table-cell>
          <table:table-cell table:style-name="ce19" table:formula="of:=[.H22]/[.$C22]" office:value-type="percentage" office:value="0.0103176363566906" calcext:value-type="percentage">
            <text:p>1,03%</text:p>
          </table:table-cell>
          <table:table-cell table:style-name="ce19" table:formula="of:=[.I22]/[.$C22]" office:value-type="percentage" office:value="0.0418605012081332" calcext:value-type="percentage">
            <text:p>4,19%</text:p>
          </table:table-cell>
          <table:table-cell table:style-name="ce19" table:formula="of:=[.J22]/[.$C22]" office:value-type="percentage" office:value="0.44250265025261" calcext:value-type="percentage">
            <text:p>44,25%</text:p>
          </table:table-cell>
        </table:table-row>
        <table:table-row table:style-name="ro1">
          <table:table-cell/>
          <table:table-cell table:style-name="ce12" office:value-type="string" calcext:value-type="string">
            <text:p>Cut1</text:p>
          </table:table-cell>
          <table:table-cell table:style-name="ce5" table:formula="of:=[.C23]/[.C$22]" office:value-type="percentage" office:value="0.857006933633855" calcext:value-type="percentage">
            <text:p>85,70%</text:p>
          </table:table-cell>
          <table:table-cell table:style-name="ce8" table:formula="of:=[.G23]/[.G$22]" office:value-type="percentage" office:value="0.071610039668462" calcext:value-type="percentage">
            <text:p>7,16%</text:p>
          </table:table-cell>
          <table:table-cell table:style-name="ce19" table:formula="of:=[.H23]/[.H$22]" office:value-type="percentage" office:value="0.124547736047939" calcext:value-type="percentage">
            <text:p>12,45%</text:p>
          </table:table-cell>
          <table:table-cell table:style-name="ce19" table:formula="of:=[.I23]/[.I$22]" office:value-type="percentage" office:value="0.22683496507884" calcext:value-type="percentage">
            <text:p>22,68%</text:p>
          </table:table-cell>
          <table:table-cell table:style-name="ce19" table:formula="of:=[.J23]/[.J$22]" office:value-type="percentage" office:value="0.406256323094978" calcext:value-type="percentage">
            <text:p>40,63%</text:p>
          </table:table-cell>
          <table:table-cell/>
          <table:table-cell table:style-name="ce12" office:value-type="string" calcext:value-type="string">
            <text:p>Cut1</text:p>
          </table:table-cell>
          <table:table-cell table:style-name="ce8" table:formula="of:=[.G23]/[.$C23]" office:value-type="percentage" office:value="0.247442110556544" calcext:value-type="percentage">
            <text:p>24,74%</text:p>
          </table:table-cell>
          <table:table-cell table:style-name="ce19" table:formula="of:=[.H23]/[.$C23]" office:value-type="percentage" office:value="0.00149944906996602" calcext:value-type="percentage">
            <text:p>0,15%</text:p>
          </table:table-cell>
          <table:table-cell table:style-name="ce19" table:formula="of:=[.I23]/[.$C23]" office:value-type="percentage" office:value="0.0110797532167767" calcext:value-type="percentage">
            <text:p>1,11%</text:p>
          </table:table-cell>
          <table:table-cell table:style-name="ce19" table:formula="of:=[.J23]/[.$C23]" office:value-type="percentage" office:value="0.209764346817073" calcext:value-type="percentage">
            <text:p>20,98%</text:p>
          </table:table-cell>
        </table:table-row>
        <table:table-row table:style-name="ro1">
          <table:table-cell/>
          <table:table-cell table:style-name="ce12" office:value-type="string" calcext:value-type="string">
            <text:p>Cut2</text:p>
          </table:table-cell>
          <table:table-cell table:style-name="ce5" table:formula="of:=[.C24]/[.C$22]" office:value-type="percentage" office:value="0.856794435902089" calcext:value-type="percentage">
            <text:p>85,68%</text:p>
          </table:table-cell>
          <table:table-cell table:style-name="ce8" table:formula="of:=[.G24]/[.G$22]" office:value-type="percentage" office:value="0.0669248073015771" calcext:value-type="percentage">
            <text:p>6,69%</text:p>
          </table:table-cell>
          <table:table-cell table:style-name="ce19" table:formula="of:=[.H24]/[.H$22]" office:value-type="percentage" office:value="0.122941743427637" calcext:value-type="percentage">
            <text:p>12,29%</text:p>
          </table:table-cell>
          <table:table-cell table:style-name="ce19" table:formula="of:=[.I24]/[.I$22]" office:value-type="percentage" office:value="0.226612519143184" calcext:value-type="percentage">
            <text:p>22,66%</text:p>
          </table:table-cell>
          <table:table-cell table:style-name="ce19" table:formula="of:=[.J24]/[.J$22]" office:value-type="percentage" office:value="0.406196970310118" calcext:value-type="percentage">
            <text:p>40,62%</text:p>
          </table:table-cell>
          <table:table-cell/>
          <table:table-cell table:style-name="ce12" office:value-type="string" calcext:value-type="string">
            <text:p>Cut2</text:p>
          </table:table-cell>
          <table:table-cell table:style-name="ce8" table:formula="of:=[.G24]/[.$C24]" office:value-type="percentage" office:value="0.231310061738974" calcext:value-type="percentage">
            <text:p>23,13%</text:p>
          </table:table-cell>
          <table:table-cell table:style-name="ce19" table:formula="of:=[.H24]/[.$C24]" office:value-type="percentage" office:value="0.00148048137171711" calcext:value-type="percentage">
            <text:p>0,15%</text:p>
          </table:table-cell>
          <table:table-cell table:style-name="ce19" table:formula="of:=[.I24]/[.$C24]" office:value-type="percentage" office:value="0.0110716330940966" calcext:value-type="percentage">
            <text:p>1,11%</text:p>
          </table:table-cell>
          <table:table-cell table:style-name="ce19" table:formula="of:=[.J24]/[.$C24]" office:value-type="percentage" office:value="0.209785717968118" calcext:value-type="percentage">
            <text:p>20,98%</text:p>
          </table:table-cell>
        </table:table-row>
        <table:table-row table:style-name="ro1">
          <table:table-cell/>
          <table:table-cell table:style-name="ce12" office:value-type="string" calcext:value-type="string">
            <text:p>Cut3.1</text:p>
          </table:table-cell>
          <table:table-cell table:style-name="ce5" table:formula="of:=[.C25]/[.C$22]" office:value-type="percentage" office:value="0.821800357187199" calcext:value-type="percentage">
            <text:p>82,18%</text:p>
          </table:table-cell>
          <table:table-cell table:style-name="ce8" table:formula="of:=[.G25]/[.G$22]" office:value-type="percentage" office:value="0.0150753862031154" calcext:value-type="percentage">
            <text:p>1,51%</text:p>
          </table:table-cell>
          <table:table-cell table:style-name="ce19" table:formula="of:=[.H25]/[.H$22]" office:value-type="percentage" office:value="0.122293792514547" calcext:value-type="percentage">
            <text:p>12,23%</text:p>
          </table:table-cell>
          <table:table-cell table:style-name="ce19" table:formula="of:=[.I25]/[.I$22]" office:value-type="percentage" office:value="0.22227767526886" calcext:value-type="percentage">
            <text:p>22,23%</text:p>
          </table:table-cell>
          <table:table-cell table:style-name="ce19" table:formula="of:=[.J25]/[.J$22]" office:value-type="percentage" office:value="0.395780556567251" calcext:value-type="percentage">
            <text:p>39,58%</text:p>
          </table:table-cell>
          <table:table-cell/>
          <table:table-cell table:style-name="ce12" office:value-type="string" calcext:value-type="string">
            <text:p>Cut3.1</text:p>
          </table:table-cell>
          <table:table-cell table:style-name="ce8" table:formula="of:=[.G25]/[.$C25]" office:value-type="percentage" office:value="0.0543233011711453" calcext:value-type="percentage">
            <text:p>5,43%</text:p>
          </table:table-cell>
          <table:table-cell table:style-name="ce19" table:formula="of:=[.H25]/[.$C25]" office:value-type="percentage" office:value="0.00153538857559567" calcext:value-type="percentage">
            <text:p>0,15%</text:p>
          </table:table-cell>
          <table:table-cell table:style-name="ce19" table:formula="of:=[.I25]/[.$C25]" office:value-type="percentage" office:value="0.0113222813944502" calcext:value-type="percentage">
            <text:p>1,13%</text:p>
          </table:table-cell>
          <table:table-cell table:style-name="ce19" table:formula="of:=[.J25]/[.$C25]" office:value-type="percentage" office:value="0.213110086492172" calcext:value-type="percentage">
            <text:p>21,31%</text:p>
          </table:table-cell>
        </table:table-row>
        <table:table-row table:style-name="ro1">
          <table:table-cell/>
          <table:table-cell table:style-name="ce12" office:value-type="string" calcext:value-type="string">
            <text:p>Cut3.2</text:p>
          </table:table-cell>
          <table:table-cell table:style-name="ce5" table:formula="of:=[.C26]/[.C$22]" office:value-type="percentage" office:value="0.820051429226317" calcext:value-type="percentage">
            <text:p>82,01%</text:p>
          </table:table-cell>
          <table:table-cell table:style-name="ce8" table:formula="of:=[.G26]/[.G$22]" office:value-type="percentage" office:value="0.0139947431225207" calcext:value-type="percentage">
            <text:p>1,40%</text:p>
          </table:table-cell>
          <table:table-cell table:style-name="ce19" table:formula="of:=[.H26]/[.H$22]" office:value-type="percentage" office:value="0.121892294359472" calcext:value-type="percentage">
            <text:p>12,19%</text:p>
          </table:table-cell>
          <table:table-cell table:style-name="ce19" table:formula="of:=[.I26]/[.I$22]" office:value-type="percentage" office:value="0.222192119139762" calcext:value-type="percentage">
            <text:p>22,22%</text:p>
          </table:table-cell>
          <table:table-cell table:style-name="ce19" table:formula="of:=[.J26]/[.J$22]" office:value-type="percentage" office:value="0.395432533419665" calcext:value-type="percentage">
            <text:p>39,54%</text:p>
          </table:table-cell>
          <table:table-cell/>
          <table:table-cell table:style-name="ce12" office:value-type="string" calcext:value-type="string">
            <text:p>Cut3.2</text:p>
          </table:table-cell>
          <table:table-cell table:style-name="ce8" table:formula="of:=[.G26]/[.$C26]" office:value-type="percentage" office:value="0.0505368157328135" calcext:value-type="percentage">
            <text:p>5,05%</text:p>
          </table:table-cell>
          <table:table-cell table:style-name="ce19" table:formula="of:=[.H26]/[.$C26]" office:value-type="percentage" office:value="0.00153361157978865" calcext:value-type="percentage">
            <text:p>0,15%</text:p>
          </table:table-cell>
          <table:table-cell table:style-name="ce19" table:formula="of:=[.I26]/[.$C26]" office:value-type="percentage" office:value="0.011342061168606" calcext:value-type="percentage">
            <text:p>1,13%</text:p>
          </table:table-cell>
          <table:table-cell table:style-name="ce19" table:formula="of:=[.J26]/[.$C26]" office:value-type="percentage" office:value="0.213376792964548" calcext:value-type="percentage">
            <text:p>21,34%</text:p>
          </table:table-cell>
        </table:table-row>
        <table:table-row table:style-name="ro1">
          <table:table-cell/>
          <table:table-cell table:style-name="ce12" office:value-type="string" calcext:value-type="string">
            <text:p>Cut3.2</text:p>
          </table:table-cell>
          <table:table-cell table:style-name="ce5" table:formula="of:=[.C27]/[.C$22]" office:value-type="percentage" office:value="0.811903693162826" calcext:value-type="percentage">
            <text:p>81,19%</text:p>
          </table:table-cell>
          <table:table-cell table:style-name="ce8" table:formula="of:=[.G27]/[.G$22]" office:value-type="percentage" office:value="0.0117982229819073" calcext:value-type="percentage">
            <text:p>1,18%</text:p>
          </table:table-cell>
          <table:table-cell table:style-name="ce19" table:formula="of:=[.H27]/[.H$22]" office:value-type="percentage" office:value="0.120565152042839" calcext:value-type="percentage">
            <text:p>12,06%</text:p>
          </table:table-cell>
          <table:table-cell table:style-name="ce19" table:formula="of:=[.I27]/[.I$22]" office:value-type="percentage" office:value="0.214052879391525" calcext:value-type="percentage">
            <text:p>21,41%</text:p>
          </table:table-cell>
          <table:table-cell table:style-name="ce19" table:formula="of:=[.J27]/[.J$22]" office:value-type="percentage" office:value="0.380141097756735" calcext:value-type="percentage">
            <text:p>38,01%</text:p>
          </table:table-cell>
          <table:table-cell/>
          <table:table-cell table:style-name="ce12" office:value-type="string" calcext:value-type="string">
            <text:p>Cut3.2</text:p>
          </table:table-cell>
          <table:table-cell table:style-name="ce8" table:formula="of:=[.G27]/[.$C27]" office:value-type="percentage" office:value="0.0430324542417541" calcext:value-type="percentage">
            <text:p>4,30%</text:p>
          </table:table-cell>
          <table:table-cell table:style-name="ce19" table:formula="of:=[.H27]/[.$C27]" office:value-type="percentage" office:value="0.00153213663953324" calcext:value-type="percentage">
            <text:p>0,15%</text:p>
          </table:table-cell>
          <table:table-cell table:style-name="ce19" table:formula="of:=[.I27]/[.$C27]" office:value-type="percentage" office:value="0.0110362360607914" calcext:value-type="percentage">
            <text:p>1,10%</text:p>
          </table:table-cell>
          <table:table-cell table:style-name="ce19" table:formula="of:=[.J27]/[.$C27]" office:value-type="percentage" office:value="0.207183985790241" calcext:value-type="percentage">
            <text:p>20,72%</text:p>
          </table:table-cell>
        </table:table-row>
        <table:table-row table:style-name="ro1">
          <table:table-cell/>
          <table:table-cell table:style-name="ce12" office:value-type="string" calcext:value-type="string">
            <text:p>Cut4</text:p>
          </table:table-cell>
          <table:table-cell table:style-name="ce5" table:formula="of:=[.C28]/[.C$22]" office:value-type="percentage" office:value="0.715581336491352" calcext:value-type="percentage">
            <text:p>71,56%</text:p>
          </table:table-cell>
          <table:table-cell table:style-name="ce8" table:formula="of:=[.G28]/[.G$22]" office:value-type="percentage" office:value="0.00662338342954817" calcext:value-type="percentage">
            <text:p>0,66%</text:p>
          </table:table-cell>
          <table:table-cell table:style-name="ce19" table:formula="of:=[.H28]/[.H$22]" office:value-type="percentage" office:value="0.0246079029184403" calcext:value-type="percentage">
            <text:p>2,46%</text:p>
          </table:table-cell>
          <table:table-cell table:style-name="ce19" table:formula="of:=[.I28]/[.I$22]" office:value-type="percentage" office:value="0.0762419185106389" calcext:value-type="percentage">
            <text:p>7,62%</text:p>
          </table:table-cell>
          <table:table-cell table:style-name="ce19" table:formula="of:=[.J28]/[.J$22]" office:value-type="percentage" office:value="0.063437875170302" calcext:value-type="percentage">
            <text:p>6,34%</text:p>
          </table:table-cell>
          <table:table-cell/>
          <table:table-cell table:style-name="ce12" office:value-type="string" calcext:value-type="string">
            <text:p>Cut4</text:p>
          </table:table-cell>
          <table:table-cell table:style-name="ce8" table:formula="of:=[.G28]/[.$C28]" office:value-type="percentage" office:value="0.027409740561985" calcext:value-type="percentage">
            <text:p>2,74%</text:p>
          </table:table-cell>
          <table:table-cell table:style-name="ce19" table:formula="of:=[.H28]/[.$C28]" office:value-type="percentage" office:value="0.000354809971788973" calcext:value-type="percentage">
            <text:p>0,04%</text:p>
          </table:table-cell>
          <table:table-cell table:style-name="ce19" table:formula="of:=[.I28]/[.$C28]" office:value-type="percentage" office:value="0.00446004494412014" calcext:value-type="percentage">
            <text:p>0,45%</text:p>
          </table:table-cell>
          <table:table-cell table:style-name="ce19" table:formula="of:=[.J28]/[.$C28]" office:value-type="percentage" office:value="0.0392288429808595" calcext:value-type="percentage">
            <text:p>3,92%</text:p>
          </table:table-cell>
        </table:table-row>
        <table:table-row table:style-name="ro1">
          <table:table-cell/>
          <table:table-cell table:style-name="ce12" office:value-type="string" calcext:value-type="string">
            <text:p>Cut5</text:p>
          </table:table-cell>
          <table:table-cell table:style-name="ce5" table:formula="of:=[.C29]/[.C$22]" office:value-type="percentage" office:value="0.709636175231837" calcext:value-type="percentage">
            <text:p>70,96%</text:p>
          </table:table-cell>
          <table:table-cell table:style-name="ce8" table:formula="of:=[.G29]/[.G$22]" office:value-type="percentage" office:value="0.00649845196246009" calcext:value-type="percentage">
            <text:p>0,65%</text:p>
          </table:table-cell>
          <table:table-cell table:style-name="ce19" table:formula="of:=[.H29]/[.H$22]" office:value-type="percentage" office:value="0.0163561323347176" calcext:value-type="percentage">
            <text:p>1,64%</text:p>
          </table:table-cell>
          <table:table-cell table:style-name="ce19" table:formula="of:=[.I29]/[.I$22]" office:value-type="percentage" office:value="0.0323088462185617" calcext:value-type="percentage">
            <text:p>3,23%</text:p>
          </table:table-cell>
          <table:table-cell table:style-name="ce19" table:formula="of:=[.J29]/[.J$22]" office:value-type="percentage" office:value="0.0268823331040157" calcext:value-type="percentage">
            <text:p>2,69%</text:p>
          </table:table-cell>
          <table:table-cell/>
          <table:table-cell table:style-name="ce12" office:value-type="string" calcext:value-type="string">
            <text:p>Cut5</text:p>
          </table:table-cell>
          <table:table-cell table:style-name="ce8" table:formula="of:=[.G29]/[.$C29]" office:value-type="percentage" office:value="0.0271180338845047" calcext:value-type="percentage">
            <text:p>2,71%</text:p>
          </table:table-cell>
          <table:table-cell table:style-name="ce19" table:formula="of:=[.H29]/[.$C29]" office:value-type="percentage" office:value="0.00023780724760317" calcext:value-type="percentage">
            <text:p>0,02%</text:p>
          </table:table-cell>
          <table:table-cell table:style-name="ce19" table:formula="of:=[.I29]/[.$C29]" office:value-type="percentage" office:value="0.00190585618852314" calcext:value-type="percentage">
            <text:p>0,19%</text:p>
          </table:table-cell>
          <table:table-cell table:style-name="ce19" table:formula="of:=[.J29]/[.$C29]" office:value-type="percentage" office:value="0.0167628202432242" calcext:value-type="percentage">
            <text:p>1,68%</text:p>
          </table:table-cell>
        </table:table-row>
        <table:table-row table:style-name="ro1">
          <table:table-cell/>
          <table:table-cell table:style-name="ce12" office:value-type="string" calcext:value-type="string">
            <text:p>1 btag</text:p>
          </table:table-cell>
          <table:table-cell table:style-name="ce5" table:formula="of:=[.C30]/[.C$22]" office:value-type="percentage" office:value="0.114930032137297" calcext:value-type="percentage">
            <text:p>11,49%</text:p>
          </table:table-cell>
          <table:table-cell table:style-name="ce8" table:formula="of:=[.G30]/[.G$22]" office:value-type="percentage" office:value="0.000896704776340826" calcext:value-type="percentage">
            <text:p>0,09%</text:p>
          </table:table-cell>
          <table:table-cell table:style-name="ce19" table:formula="of:=[.H30]/[.H$22]" office:value-type="percentage" office:value="0.00890735806114574" calcext:value-type="percentage">
            <text:p>0,89%</text:p>
          </table:table-cell>
          <table:table-cell table:style-name="ce19" table:formula="of:=[.I30]/[.I$22]" office:value-type="percentage" office:value="0.00833031510322347" calcext:value-type="percentage">
            <text:p>0,83%</text:p>
          </table:table-cell>
          <table:table-cell table:style-name="ce19" table:formula="of:=[.J30]/[.J$22]" office:value-type="percentage" office:value="0.000113033331984406" calcext:value-type="percentage">
            <text:p>0,01%</text:p>
          </table:table-cell>
          <table:table-cell/>
          <table:table-cell table:style-name="ce12" office:value-type="string" calcext:value-type="string">
            <text:p>1 btag</text:p>
          </table:table-cell>
          <table:table-cell table:style-name="ce8" table:formula="of:=[.G30]/[.$C30]" office:value-type="percentage" office:value="0.0231046815760677" calcext:value-type="percentage">
            <text:p>2,31%</text:p>
          </table:table-cell>
          <table:table-cell table:style-name="ce19" table:formula="of:=[.H30]/[.$C30]" office:value-type="percentage" office:value="0.000799642005354609" calcext:value-type="percentage">
            <text:p>0,08%</text:p>
          </table:table-cell>
          <table:table-cell table:style-name="ce19" table:formula="of:=[.I30]/[.$C30]" office:value-type="percentage" office:value="0.00303411700978244" calcext:value-type="percentage">
            <text:p>0,30%</text:p>
          </table:table-cell>
          <table:table-cell table:style-name="ce19" table:formula="of:=[.J30]/[.$C30]" office:value-type="percentage" office:value="0.000435199991158369" calcext:value-type="percentage">
            <text:p>0,04%</text:p>
          </table:table-cell>
        </table:table-row>
        <table:table-row table:style-name="ro1">
          <table:table-cell/>
          <table:table-cell table:style-name="ce12" office:value-type="string" calcext:value-type="string">
            <text:p>2 btag</text:p>
          </table:table-cell>
          <table:table-cell table:style-name="ce5" table:formula="of:=[.C31]/[.C$22]" office:value-type="percentage" office:value="0.0534398613511991" calcext:value-type="percentage">
            <text:p>5,34%</text:p>
          </table:table-cell>
          <table:table-cell table:style-name="ce8" table:formula="of:=[.G31]/[.G$22]" office:value-type="percentage" office:value="0.000242954010384752" calcext:value-type="percentage">
            <text:p>0,02%</text:p>
          </table:table-cell>
          <table:table-cell table:style-name="ce19" table:formula="of:=[.H31]/[.H$22]" office:value-type="percentage" office:value="0.00176180167379606" calcext:value-type="percentage">
            <text:p>0,18%</text:p>
          </table:table-cell>
          <table:table-cell table:style-name="ce19" table:formula="of:=[.I31]/[.I$22]" office:value-type="percentage" office:value="0.000767153290916506" calcext:value-type="percentage">
            <text:p>0,08%</text:p>
          </table:table-cell>
          <table:table-cell table:style-name="ce19" table:formula="of:=[.J31]/[.J$22]" office:value-type="percentage" office:value="0" calcext:value-type="percentage">
            <text:p>0,00%</text:p>
          </table:table-cell>
          <table:table-cell/>
          <table:table-cell table:style-name="ce12" office:value-type="string" calcext:value-type="string">
            <text:p>2 btag</text:p>
          </table:table-cell>
          <table:table-cell table:style-name="ce8" table:formula="of:=[.G31]/[.$C31]" office:value-type="percentage" office:value="0.0134630290278371" calcext:value-type="percentage">
            <text:p>1,35%</text:p>
          </table:table-cell>
          <table:table-cell table:style-name="ce19" table:formula="of:=[.H31]/[.$C31]" office:value-type="percentage" office:value="0.000340151125830506" calcext:value-type="percentage">
            <text:p>0,03%</text:p>
          </table:table-cell>
          <table:table-cell table:style-name="ce19" table:formula="of:=[.I31]/[.$C31]" office:value-type="percentage" office:value="0.000600926358139086" calcext:value-type="percentage">
            <text:p>0,06%</text:p>
          </table:table-cell>
          <table:table-cell table:style-name="ce19" table:formula="of:=[.J31]/[.$C31]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election Eff</text:p>
          </table:table-cell>
          <table:table-cell table:style-name="ce15" office:value-type="string" calcext:value-type="string" table:number-columns-spanned="6" table:number-rows-spanned="1">
            <text:p>Background over Signal (B/S)</text:p>
          </table:table-cell>
          <table:covered-table-cell table:number-columns-repeated="2"/>
          <table:covered-table-cell table:number-columns-repeated="3"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bb</text:p>
          </table:table-cell>
          <table:table-cell table:style-name="ce16" office:value-type="string" calcext:value-type="string">
            <text:p>Rad Ret (B/S)</text:p>
          </table:table-cell>
          <table:table-cell table:style-name="ce20" office:value-type="string" calcext:value-type="string">
            <text:p>cc (B/S)</text:p>
          </table:table-cell>
          <table:table-cell table:style-name="ce20" office:value-type="string" calcext:value-type="string">
            <text:p><text:s/>qq (B/S)</text:p>
          </table:table-cell>
          <table:table-cell table:style-name="ce20" office:value-type="string" calcext:value-type="string">
            <text:p>WW (B/S)</text:p>
          </table:table-cell>
          <table:table-cell table:style-name="ce20" office:value-type="string" calcext:value-type="string">
            <text:p>ZZ (B/S)</text:p>
          </table:table-cell>
          <table:table-cell table:style-name="ce20" office:value-type="string" calcext:value-type="string">
            <text:p>HZ (B/S)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1 btag</text:p>
          </table:table-cell>
          <table:table-cell table:style-name="ce14" table:formula="of:=[.D30]/[.D$22]" office:value-type="percentage" office:value="0.621969930688386" calcext:value-type="percentage">
            <text:p>62,20%</text:p>
          </table:table-cell>
          <table:table-cell table:style-name="ce17" table:formula="of:=[.G30]/[.D30]" office:value-type="percentage" office:value="0.0245179801239826" calcext:value-type="percentage">
            <text:p>2,45%</text:p>
          </table:table-cell>
          <table:table-cell table:style-name="ce21" table:formula="of:=[.E30]/[.$D30]" office:value-type="percentage" office:value="0.0543587912136363" calcext:value-type="percentage">
            <text:p>5,44%</text:p>
          </table:table-cell>
          <table:table-cell table:style-name="ce21" table:formula="of:=[.F30]/[.$D30]" office:value-type="percentage" office:value="0.00681056718076241" calcext:value-type="percentage">
            <text:p>0,68%</text:p>
          </table:table-cell>
          <table:table-cell table:style-name="ce21" table:formula="of:=[.H30]/[.$D30]" office:value-type="percentage" office:value="0.000848555593767361" calcext:value-type="percentage">
            <text:p>0,08%</text:p>
          </table:table-cell>
          <table:table-cell table:style-name="ce21" table:formula="of:=[.I43]/[.I$22]" office:value-type="percentage" office:value="0" calcext:value-type="percentage">
            <text:p>0,00%</text:p>
          </table:table-cell>
          <table:table-cell table:style-name="ce21" table:formula="of:=[.J43]/[.J$22]" office:value-type="percentage" office:value="0" calcext:value-type="percentage">
            <text:p>0,00%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2 btag</text:p>
          </table:table-cell>
          <table:table-cell table:style-name="ce14" table:formula="of:=[.D31]/[.D$22]" office:value-type="percentage" office:value="0.30665761707904" calcext:value-type="percentage">
            <text:p>30,67%</text:p>
          </table:table-cell>
          <table:table-cell table:style-name="ce17" table:formula="of:=[.G31]/[.D31]" office:value-type="percentage" office:value="0.0134733288620613" calcext:value-type="percentage">
            <text:p>1,35%</text:p>
          </table:table-cell>
          <table:table-cell table:style-name="ce21" table:formula="of:=[.E31]/[.$D31]" office:value-type="percentage" office:value="0.000765045830538788" calcext:value-type="percentage">
            <text:p>0,08%</text:p>
          </table:table-cell>
          <table:table-cell table:style-name="ce21" table:formula="of:=[.F31]/[.$D31]" office:value-type="percentage" office:value="0" calcext:value-type="percentage">
            <text:p>0,00%</text:p>
          </table:table-cell>
          <table:table-cell table:style-name="ce21" table:formula="of:=[.H31]/[.$D31]" office:value-type="percentage" office:value="0.000340411357031075" calcext:value-type="percentage">
            <text:p>0,03%</text:p>
          </table:table-cell>
          <table:table-cell table:style-name="ce21" table:formula="of:=[.I44]/[.I$22]" office:value-type="percentage" office:value="0" calcext:value-type="percentage">
            <text:p>0,00%</text:p>
          </table:table-cell>
          <table:table-cell table:style-name="ce21" table:formula="of:=[.J44]/[.J$22]" office:value-type="percentage" office:value="0" calcext:value-type="percentage">
            <text:p>0,00%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radreturn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2]+[.E22]+[.F22]" office:value-type="float" office:value="8376560" calcext:value-type="float">
            <text:p>8376560</text:p>
          </table:table-cell>
          <table:table-cell office:value-type="float" office:value="1458630" calcext:value-type="float">
            <text:p>1458630</text:p>
          </table:table-cell>
          <table:table-cell office:value-type="float" office:value="2188560" calcext:value-type="float">
            <text:p>2188560</text:p>
          </table:table-cell>
          <table:table-cell office:value-type="float" office:value="4729370" calcext:value-type="float">
            <text:p>4729370</text:p>
          </table:table-cell>
          <table:table-cell office:value-type="float" office:value="24805600" calcext:value-type="float">
            <text:p>24805600</text:p>
          </table:table-cell>
          <table:table-cell office:value-type="float" office:value="86426.3" calcext:value-type="float">
            <text:p>86426,3</text:p>
          </table:table-cell>
          <table:table-cell office:value-type="float" office:value="350647" calcext:value-type="float">
            <text:p>350647</text:p>
          </table:table-cell>
          <table:table-cell office:value-type="float" office:value="3706650" calcext:value-type="float">
            <text:p>370665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23]+[.E23]+[.F23]" office:value-type="float" office:value="7178770" calcext:value-type="float">
            <text:p>7178770</text:p>
          </table:table-cell>
          <table:table-cell office:value-type="float" office:value="1233210" calcext:value-type="float">
            <text:p>1233210</text:p>
          </table:table-cell>
          <table:table-cell office:value-type="float" office:value="1859130" calcext:value-type="float">
            <text:p>1859130</text:p>
          </table:table-cell>
          <table:table-cell office:value-type="float" office:value="4086430" calcext:value-type="float">
            <text:p>4086430</text:p>
          </table:table-cell>
          <table:table-cell office:value-type="float" office:value="1776330" calcext:value-type="float">
            <text:p>1776330</text:p>
          </table:table-cell>
          <table:table-cell office:value-type="float" office:value="10764.2" calcext:value-type="float">
            <text:p>10764,2</text:p>
          </table:table-cell>
          <table:table-cell office:value-type="float" office:value="79539" calcext:value-type="float">
            <text:p>79539</text:p>
          </table:table-cell>
          <table:table-cell office:value-type="float" office:value="1505850" calcext:value-type="float">
            <text:p>150585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24]+[.E24]+[.F24]" office:value-type="float" office:value="7176990" calcext:value-type="float">
            <text:p>7176990</text:p>
          </table:table-cell>
          <table:table-cell office:value-type="float" office:value="1231860" calcext:value-type="float">
            <text:p>1231860</text:p>
          </table:table-cell>
          <table:table-cell office:value-type="float" office:value="1858880" calcext:value-type="float">
            <text:p>1858880</text:p>
          </table:table-cell>
          <table:table-cell office:value-type="float" office:value="4086250" calcext:value-type="float">
            <text:p>4086250</text:p>
          </table:table-cell>
          <table:table-cell office:value-type="float" office:value="1660110" calcext:value-type="float">
            <text:p>1660110</text:p>
          </table:table-cell>
          <table:table-cell office:value-type="float" office:value="10625.4" calcext:value-type="float">
            <text:p>10625,4</text:p>
          </table:table-cell>
          <table:table-cell office:value-type="float" office:value="79461" calcext:value-type="float">
            <text:p>79461</text:p>
          </table:table-cell>
          <table:table-cell office:value-type="float" office:value="1505630" calcext:value-type="float">
            <text:p>150563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25]+[.E25]+[.F25]" office:value-type="float" office:value="6883860" calcext:value-type="float">
            <text:p>6883860</text:p>
          </table:table-cell>
          <table:table-cell office:value-type="float" office:value="1220740" calcext:value-type="float">
            <text:p>1220740</text:p>
          </table:table-cell>
          <table:table-cell office:value-type="float" office:value="1812780" calcext:value-type="float">
            <text:p>1812780</text:p>
          </table:table-cell>
          <table:table-cell office:value-type="float" office:value="3850340" calcext:value-type="float">
            <text:p>3850340</text:p>
          </table:table-cell>
          <table:table-cell office:value-type="float" office:value="373954" calcext:value-type="float">
            <text:p>373954</text:p>
          </table:table-cell>
          <table:table-cell office:value-type="float" office:value="10569.4" calcext:value-type="float">
            <text:p>10569,4</text:p>
          </table:table-cell>
          <table:table-cell office:value-type="float" office:value="77941" calcext:value-type="float">
            <text:p>77941</text:p>
          </table:table-cell>
          <table:table-cell office:value-type="float" office:value="1467020" calcext:value-type="float">
            <text:p>146702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26]+[.E26]+[.F26]" office:value-type="float" office:value="6869210" calcext:value-type="float">
            <text:p>6869210</text:p>
          </table:table-cell>
          <table:table-cell office:value-type="float" office:value="1220630" calcext:value-type="float">
            <text:p>1220630</text:p>
          </table:table-cell>
          <table:table-cell office:value-type="float" office:value="1811960" calcext:value-type="float">
            <text:p>1811960</text:p>
          </table:table-cell>
          <table:table-cell office:value-type="float" office:value="3836620" calcext:value-type="float">
            <text:p>3836620</text:p>
          </table:table-cell>
          <table:table-cell office:value-type="float" office:value="347148" calcext:value-type="float">
            <text:p>347148</text:p>
          </table:table-cell>
          <table:table-cell office:value-type="float" office:value="10534.7" calcext:value-type="float">
            <text:p>10534,7</text:p>
          </table:table-cell>
          <table:table-cell office:value-type="float" office:value="77911" calcext:value-type="float">
            <text:p>77911</text:p>
          </table:table-cell>
          <table:table-cell office:value-type="float" office:value="1465730" calcext:value-type="float">
            <text:p>146573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27]+[.E27]+[.F27]" office:value-type="float" office:value="6800960" calcext:value-type="float">
            <text:p>6800960</text:p>
          </table:table-cell>
          <table:table-cell office:value-type="float" office:value="1207220" calcext:value-type="float">
            <text:p>1207220</text:p>
          </table:table-cell>
          <table:table-cell office:value-type="float" office:value="1793760" calcext:value-type="float">
            <text:p>1793760</text:p>
          </table:table-cell>
          <table:table-cell office:value-type="float" office:value="3799980" calcext:value-type="float">
            <text:p>3799980</text:p>
          </table:table-cell>
          <table:table-cell office:value-type="float" office:value="292662" calcext:value-type="float">
            <text:p>292662</text:p>
          </table:table-cell>
          <table:table-cell office:value-type="float" office:value="10420" calcext:value-type="float">
            <text:p>10420</text:p>
          </table:table-cell>
          <table:table-cell office:value-type="float" office:value="75057" calcext:value-type="float">
            <text:p>75057</text:p>
          </table:table-cell>
          <table:table-cell office:value-type="float" office:value="1409050" calcext:value-type="float">
            <text:p>140905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28]+[.E28]+[.F28]" office:value-type="float" office:value="5994110" calcext:value-type="float">
            <text:p>5994110</text:p>
          </table:table-cell>
          <table:table-cell office:value-type="float" office:value="1051200" calcext:value-type="float">
            <text:p>1051200</text:p>
          </table:table-cell>
          <table:table-cell office:value-type="float" office:value="1570020" calcext:value-type="float">
            <text:p>1570020</text:p>
          </table:table-cell>
          <table:table-cell office:value-type="float" office:value="3372890" calcext:value-type="float">
            <text:p>3372890</text:p>
          </table:table-cell>
          <table:table-cell office:value-type="float" office:value="164297" calcext:value-type="float">
            <text:p>164297</text:p>
          </table:table-cell>
          <table:table-cell office:value-type="float" office:value="2126.77" calcext:value-type="float">
            <text:p>2126,77</text:p>
          </table:table-cell>
          <table:table-cell office:value-type="float" office:value="26734" calcext:value-type="float">
            <text:p>26734</text:p>
          </table:table-cell>
          <table:table-cell office:value-type="float" office:value="235142" calcext:value-type="float">
            <text:p>2351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29]+[.E29]+[.F29]" office:value-type="float" office:value="5944310" calcext:value-type="float">
            <text:p>5944310</text:p>
          </table:table-cell>
          <table:table-cell office:value-type="float" office:value="1043360" calcext:value-type="float">
            <text:p>1043360</text:p>
          </table:table-cell>
          <table:table-cell office:value-type="float" office:value="1556080" calcext:value-type="float">
            <text:p>1556080</text:p>
          </table:table-cell>
          <table:table-cell office:value-type="float" office:value="3344870" calcext:value-type="float">
            <text:p>3344870</text:p>
          </table:table-cell>
          <table:table-cell office:value-type="float" office:value="161198" calcext:value-type="float">
            <text:p>161198</text:p>
          </table:table-cell>
          <table:table-cell office:value-type="float" office:value="1413.6" calcext:value-type="float">
            <text:p>1413,6</text:p>
          </table:table-cell>
          <table:table-cell office:value-type="float" office:value="11329" calcext:value-type="float">
            <text:p>11329</text:p>
          </table:table-cell>
          <table:table-cell office:value-type="float" office:value="99643.4" calcext:value-type="float">
            <text:p>99643,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0]+[.E30]+[.F30]" office:value-type="float" office:value="962718.31" calcext:value-type="float">
            <text:p>962718,31</text:p>
          </table:table-cell>
          <table:table-cell office:value-type="float" office:value="907224" calcext:value-type="float">
            <text:p>907224</text:p>
          </table:table-cell>
          <table:table-cell office:value-type="float" office:value="49315.6" calcext:value-type="float">
            <text:p>49315,6</text:p>
          </table:table-cell>
          <table:table-cell office:value-type="float" office:value="6178.71" calcext:value-type="float">
            <text:p>6178,71</text:p>
          </table:table-cell>
          <table:table-cell office:value-type="float" office:value="22243.3" calcext:value-type="float">
            <text:p>22243,3</text:p>
          </table:table-cell>
          <table:table-cell office:value-type="float" office:value="769.83" calcext:value-type="float">
            <text:p>769,83</text:p>
          </table:table-cell>
          <table:table-cell office:value-type="float" office:value="2921" calcext:value-type="float">
            <text:p>2921</text:p>
          </table:table-cell>
          <table:table-cell office:value-type="float" office:value="418.975" calcext:value-type="float">
            <text:p>418,975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31]+[.E31]+[.F31]" office:value-type="float" office:value="447642.205" calcext:value-type="float">
            <text:p>447642,205</text:p>
          </table:table-cell>
          <table:table-cell office:value-type="float" office:value="447300" calcext:value-type="float">
            <text:p>447300</text:p>
          </table:table-cell>
          <table:table-cell office:value-type="float" office:value="342.205" calcext:value-type="float">
            <text:p>342,205</text:p>
          </table:table-cell>
          <table:table-cell office:value-type="float" office:value="0" calcext:value-type="float">
            <text:p>0</text:p>
          </table:table-cell>
          <table:table-cell office:value-type="float" office:value="6026.62" calcext:value-type="float">
            <text:p>6026,62</text:p>
          </table:table-cell>
          <table:table-cell office:value-type="float" office:value="152.266" calcext:value-type="float">
            <text:p>152,266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style-name="ce3" office:value-type="string" calcext:value-type="string" table:number-columns-spanned="5" table:number-rows-spanned="1">
            <text:p>Selection Eff <text:span text:style-name="T2">(eR, all flav)</text:span></text:p>
          </table:table-cell>
          <table:covered-table-cell table:number-columns-repeated="4" table:style-name="ce1"/>
          <table:table-cell/>
          <table:table-cell table:style-name="ce1"/>
          <table:table-cell table:style-name="ce11" office:value-type="string" calcext:value-type="string">
            <text:p>B/S (eR, all flav)</text:p>
          </table:table-cell>
          <table:table-cell table:style-name="ce1" table:number-columns-repeated="3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Signal</text:p>
          </table:table-cell>
          <table:table-cell table:style-name="ce7" office:value-type="string" calcext:value-type="string">
            <text:p>Rad Ret</text:p>
          </table:table-cell>
          <table:table-cell table:style-name="ce9" office:value-type="string" calcext:value-type="string">
            <text:p>WW</text:p>
          </table:table-cell>
          <table:table-cell table:style-name="ce9" office:value-type="string" calcext:value-type="string">
            <text:p>ZZ</text:p>
          </table:table-cell>
          <table:table-cell table:style-name="ce9" office:value-type="string" calcext:value-type="string">
            <text:p>HZ</text:p>
          </table:table-cell>
          <table:table-cell/>
          <table:table-cell table:style-name="ce1"/>
          <table:table-cell table:style-name="ce7" office:value-type="string" calcext:value-type="string">
            <text:p>Rad Ret</text:p>
          </table:table-cell>
          <table:table-cell table:style-name="ce9" office:value-type="string" calcext:value-type="string">
            <text:p>WW</text:p>
          </table:table-cell>
          <table:table-cell table:style-name="ce9" office:value-type="string" calcext:value-type="string">
            <text:p>ZZ</text:p>
          </table:table-cell>
          <table:table-cell table:style-name="ce9" office:value-type="string" calcext:value-type="string">
            <text:p>HZ</text:p>
          </table:table-cell>
        </table:table-row>
        <table:table-row table:style-name="ro1">
          <table:table-cell/>
          <table:table-cell table:style-name="ce2" office:value-type="string" calcext:value-type="string">
            <text:p>No cuts</text:p>
          </table:table-cell>
          <table:table-cell table:style-name="ce5" table:formula="of:=[.C30]/[.C$30]" office:value-type="percentage" office:value="1" calcext:value-type="percentage">
            <text:p>100,00%</text:p>
          </table:table-cell>
          <table:table-cell table:style-name="ce8" table:formula="of:=[.G30]/[.G$30]" office:value-type="percentage" office:value="1" calcext:value-type="percentage">
            <text:p>100,00%</text:p>
          </table:table-cell>
          <table:table-cell table:style-name="ce10" table:formula="of:=[.H30]/[.H$30]" office:value-type="percentage" office:value="1" calcext:value-type="percentage">
            <text:p>100,00%</text:p>
          </table:table-cell>
          <table:table-cell table:style-name="ce10" table:formula="of:=[.I30]/[.I$30]" office:value-type="percentage" office:value="1" calcext:value-type="percentage">
            <text:p>100,00%</text:p>
          </table:table-cell>
          <table:table-cell table:style-name="ce10" table:formula="of:=[.J30]/[.J$30]" office:value-type="percentage" office:value="1" calcext:value-type="percentage">
            <text:p>100,00%</text:p>
          </table:table-cell>
          <table:table-cell/>
          <table:table-cell table:style-name="ce2" office:value-type="string" calcext:value-type="string">
            <text:p>No cuts</text:p>
          </table:table-cell>
          <table:table-cell table:style-name="ce8" table:formula="of:=[.G30]/[.$C30]" office:value-type="percentage" office:value="5.80204778156997" calcext:value-type="percentage">
            <text:p>580,20%</text:p>
          </table:table-cell>
          <table:table-cell table:style-name="ce10" table:formula="of:=[.H30]/[.$C30]" office:value-type="percentage" office:value="0.0210466439135381" calcext:value-type="percentage">
            <text:p>2,10%</text:p>
          </table:table-cell>
          <table:table-cell table:style-name="ce10" table:formula="of:=[.I30]/[.$C30]" office:value-type="percentage" office:value="0.0572620401971938" calcext:value-type="percentage">
            <text:p>5,73%</text:p>
          </table:table-cell>
          <table:table-cell table:style-name="ce10" table:formula="of:=[.J30]/[.$C30]" office:value-type="percentage" office:value="0.0131209708001517" calcext:value-type="percentage">
            <text:p>1,31%</text:p>
          </table:table-cell>
        </table:table-row>
        <table:table-row table:style-name="ro1">
          <table:table-cell/>
          <table:table-cell table:style-name="ce2" office:value-type="string" calcext:value-type="string">
            <text:p>Kreco&lt;35 GeV</text:p>
          </table:table-cell>
          <table:table-cell table:style-name="ce5" table:formula="of:=[.C31]/[.C$30]" office:value-type="percentage" office:value="0.858551384148654" calcext:value-type="percentage">
            <text:p>85,86%</text:p>
          </table:table-cell>
          <table:table-cell table:style-name="ce8" table:formula="of:=[.G31]/[.G$30]" office:value-type="percentage" office:value="0.0738562091503268" calcext:value-type="percentage">
            <text:p>7,39%</text:p>
          </table:table-cell>
          <table:table-cell table:style-name="ce10" table:formula="of:=[.H31]/[.H$30]" office:value-type="percentage" office:value="0.126846846846847" calcext:value-type="percentage">
            <text:p>12,68%</text:p>
          </table:table-cell>
          <table:table-cell table:style-name="ce10" table:formula="of:=[.I31]/[.I$30]" office:value-type="percentage" office:value="0.249006622516556" calcext:value-type="percentage">
            <text:p>24,90%</text:p>
          </table:table-cell>
          <table:table-cell table:style-name="ce10" table:formula="of:=[.J31]/[.J$30]" office:value-type="percentage" office:value="0.447976878612717" calcext:value-type="percentage">
            <text:p>44,80%</text:p>
          </table:table-cell>
          <table:table-cell/>
          <table:table-cell table:style-name="ce2" office:value-type="string" calcext:value-type="string">
            <text:p>Kreco&lt;35 GeV</text:p>
          </table:table-cell>
          <table:table-cell table:style-name="ce8" table:formula="of:=[.G31]/[.$C31]" office:value-type="percentage" office:value="0.499116607773852" calcext:value-type="percentage">
            <text:p>49,91%</text:p>
          </table:table-cell>
          <table:table-cell table:style-name="ce10" table:formula="of:=[.H31]/[.$C31]" office:value-type="percentage" office:value="0.0031095406360424" calcext:value-type="percentage">
            <text:p>0,31%</text:p>
          </table:table-cell>
          <table:table-cell table:style-name="ce10" table:formula="of:=[.I31]/[.$C31]" office:value-type="percentage" office:value="0.0166077738515901" calcext:value-type="percentage">
            <text:p>1,66%</text:p>
          </table:table-cell>
          <table:table-cell table:style-name="ce10" table:formula="of:=[.J31]/[.$C31]" office:value-type="percentage" office:value="0.00684628975265018" calcext:value-type="percentage">
            <text:p>0,68%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table:formula="of:=[.C32]/[.C$30]" office:value-type="percentage" office:value="0.858551384148654" calcext:value-type="percentage">
            <text:p>85,86%</text:p>
          </table:table-cell>
          <table:table-cell table:style-name="ce8" table:formula="of:=[.G32]/[.G$30]" office:value-type="percentage" office:value="0.069281045751634" calcext:value-type="percentage">
            <text:p>6,93%</text:p>
          </table:table-cell>
          <table:table-cell table:style-name="ce10" table:formula="of:=[.H32]/[.H$30]" office:value-type="percentage" office:value="0.125225225225225" calcext:value-type="percentage">
            <text:p>12,52%</text:p>
          </table:table-cell>
          <table:table-cell table:style-name="ce10" table:formula="of:=[.I32]/[.I$30]" office:value-type="percentage" office:value="0.248344370860927" calcext:value-type="percentage">
            <text:p>24,83%</text:p>
          </table:table-cell>
          <table:table-cell table:style-name="ce10" table:formula="of:=[.J32]/[.J$30]" office:value-type="percentage" office:value="0.447976878612717" calcext:value-type="percentage">
            <text:p>44,80%</text:p>
          </table:table-cell>
          <table:table-cell/>
          <table:table-cell table:style-name="ce2" office:value-type="string" calcext:value-type="string">
            <text:p>+ mjj&gt;130 GeV</text:p>
          </table:table-cell>
          <table:table-cell table:style-name="ce8" table:formula="of:=[.G32]/[.$C32]" office:value-type="percentage" office:value="0.468197879858657" calcext:value-type="percentage">
            <text:p>46,82%</text:p>
          </table:table-cell>
          <table:table-cell table:style-name="ce10" table:formula="of:=[.H32]/[.$C32]" office:value-type="percentage" office:value="0.00306978798586572" calcext:value-type="percentage">
            <text:p>0,31%</text:p>
          </table:table-cell>
          <table:table-cell table:style-name="ce10" table:formula="of:=[.I32]/[.$C32]" office:value-type="percentage" office:value="0.0165636042402827" calcext:value-type="percentage">
            <text:p>1,66%</text:p>
          </table:table-cell>
          <table:table-cell table:style-name="ce10" table:formula="of:=[.J32]/[.$C32]" office:value-type="percentage" office:value="0.00684628975265018" calcext:value-type="percentage">
            <text:p>0,68%</text:p>
          </table:table-cell>
        </table:table-row>
        <table:table-row table:style-name="ro1">
          <table:table-cell/>
          <table:table-cell table:style-name="ce2" office:value-type="float" office:value="-3" calcext:value-type="float">
            <text:p>-3</text:p>
          </table:table-cell>
          <table:table-cell table:style-name="ce5" table:formula="of:=[.C33]/[.C$30]" office:value-type="percentage" office:value="0.814941221084566" calcext:value-type="percentage">
            <text:p>81,49%</text:p>
          </table:table-cell>
          <table:table-cell table:style-name="ce8" table:formula="of:=[.G33]/[.G$30]" office:value-type="percentage" office:value="0.00810457516339869" calcext:value-type="percentage">
            <text:p>0,81%</text:p>
          </table:table-cell>
          <table:table-cell table:style-name="ce10" table:formula="of:=[.H33]/[.H$30]" office:value-type="percentage" office:value="0.122522522522523" calcext:value-type="percentage">
            <text:p>12,25%</text:p>
          </table:table-cell>
          <table:table-cell table:style-name="ce10" table:formula="of:=[.I33]/[.I$30]" office:value-type="percentage" office:value="0.228476821192053" calcext:value-type="percentage">
            <text:p>22,85%</text:p>
          </table:table-cell>
          <table:table-cell table:style-name="ce10" table:formula="of:=[.J33]/[.J$30]" office:value-type="percentage" office:value="0.436416184971098" calcext:value-type="percentage">
            <text:p>43,64%</text:p>
          </table:table-cell>
          <table:table-cell/>
          <table:table-cell table:style-name="ce2" office:value-type="string" calcext:value-type="string">
            <text:p>+ EnPFO fraction</text:p>
          </table:table-cell>
          <table:table-cell table:style-name="ce8" table:formula="of:=[.G33]/[.$C33]" office:value-type="percentage" office:value="0.0577012563983248" calcext:value-type="percentage">
            <text:p>5,77%</text:p>
          </table:table-cell>
          <table:table-cell table:style-name="ce10" table:formula="of:=[.H33]/[.$C33]" office:value-type="percentage" office:value="0.00316426244765007" calcext:value-type="percentage">
            <text:p>0,32%</text:p>
          </table:table-cell>
          <table:table-cell table:style-name="ce10" table:formula="of:=[.I33]/[.$C33]" office:value-type="percentage" office:value="0.0160539785946952" calcext:value-type="percentage">
            <text:p>1,61%</text:p>
          </table:table-cell>
          <table:table-cell table:style-name="ce10" table:formula="of:=[.J33]/[.$C33]" office:value-type="percentage" office:value="0.00702652396463471" calcext:value-type="percentage">
            <text:p>0,70%</text:p>
          </table:table-cell>
        </table:table-row>
        <table:table-row table:style-name="ro1">
          <table:table-cell/>
          <table:table-cell table:style-name="ce2" office:value-type="float" office:value="-4" calcext:value-type="float">
            <text:p>-4</text:p>
          </table:table-cell>
          <table:table-cell table:style-name="ce5" table:formula="of:=[.C34]/[.C$30]" office:value-type="percentage" office:value="0.811149032992037" calcext:value-type="percentage">
            <text:p>81,11%</text:p>
          </table:table-cell>
          <table:table-cell table:style-name="ce8" table:formula="of:=[.G34]/[.G$30]" office:value-type="percentage" office:value="0.00699346405228758" calcext:value-type="percentage">
            <text:p>0,70%</text:p>
          </table:table-cell>
          <table:table-cell table:style-name="ce10" table:formula="of:=[.H34]/[.H$30]" office:value-type="percentage" office:value="0.122342342342342" calcext:value-type="percentage">
            <text:p>12,23%</text:p>
          </table:table-cell>
          <table:table-cell table:style-name="ce10" table:formula="of:=[.I34]/[.I$30]" office:value-type="percentage" office:value="0.227814569536424" calcext:value-type="percentage">
            <text:p>22,78%</text:p>
          </table:table-cell>
          <table:table-cell table:style-name="ce10" table:formula="of:=[.J34]/[.J$30]" office:value-type="percentage" office:value="0.436416184971098" calcext:value-type="percentage">
            <text:p>43,64%</text:p>
          </table:table-cell>
          <table:table-cell/>
          <table:table-cell table:style-name="ce2" office:value-type="string" calcext:value-type="string">
            <text:p>+y23&lt;0.01</text:p>
          </table:table-cell>
          <table:table-cell table:style-name="ce8" table:formula="of:=[.G34]/[.$C34]" office:value-type="percentage" office:value="0.0500233754090697" calcext:value-type="percentage">
            <text:p>5,00%</text:p>
          </table:table-cell>
          <table:table-cell table:style-name="ce10" table:formula="of:=[.H34]/[.$C34]" office:value-type="percentage" office:value="0.00317438055165965" calcext:value-type="percentage">
            <text:p>0,32%</text:p>
          </table:table-cell>
          <table:table-cell table:style-name="ce10" table:formula="of:=[.I34]/[.$C34]" office:value-type="percentage" office:value="0.0160822814399252" calcext:value-type="percentage">
            <text:p>1,61%</text:p>
          </table:table-cell>
          <table:table-cell table:style-name="ce10" table:formula="of:=[.J34]/[.$C34]" office:value-type="percentage" office:value="0.00705937353903693" calcext:value-type="percentage">
            <text:p>0,71%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table:formula="of:=[.C35]/[.C$30]" office:value-type="percentage" office:value="0.720136518771331" calcext:value-type="percentage">
            <text:p>72,01%</text:p>
          </table:table-cell>
          <table:table-cell table:style-name="ce8" table:formula="of:=[.G35]/[.G$30]" office:value-type="percentage" office:value="0.00520915032679739" calcext:value-type="percentage">
            <text:p>0,52%</text:p>
          </table:table-cell>
          <table:table-cell table:style-name="ce10" table:formula="of:=[.H35]/[.H$30]" office:value-type="percentage" office:value="0.0172612612612613" calcext:value-type="percentage">
            <text:p>1,73%</text:p>
          </table:table-cell>
          <table:table-cell table:style-name="ce10" table:formula="of:=[.I35]/[.I$30]" office:value-type="percentage" office:value="0.0454966887417219" calcext:value-type="percentage">
            <text:p>4,55%</text:p>
          </table:table-cell>
          <table:table-cell table:style-name="ce10" table:formula="of:=[.J35]/[.J$30]" office:value-type="percentage" office:value="0.00991329479768786" calcext:value-type="percentage">
            <text:p>0,9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radreturn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0]+[.E30]+[.F30]" office:value-type="float" office:value="2637000" calcext:value-type="float">
            <text:p>2637000</text:p>
          </table:table-cell>
          <table:table-cell office:value-type="float" office:value="322000" calcext:value-type="float">
            <text:p>322000</text:p>
          </table:table-cell>
          <table:table-cell office:value-type="float" office:value="895000" calcext:value-type="float">
            <text:p>895000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15300000" calcext:value-type="float">
            <text:p>15300000</text:p>
          </table:table-cell>
          <table:table-cell office:value-type="float" office:value="55500" calcext:value-type="float">
            <text:p>55500</text:p>
          </table:table-cell>
          <table:table-cell office:value-type="float" office:value="151000" calcext:value-type="float">
            <text:p>151000</text:p>
          </table:table-cell>
          <table:table-cell office:value-type="float" office:value="34600" calcext:value-type="float">
            <text:p>346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1]+[.E31]+[.F31]" office:value-type="float" office:value="2264000" calcext:value-type="float">
            <text:p>2264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763000" calcext:value-type="float">
            <text:p>763000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7040" calcext:value-type="float">
            <text:p>7040</text:p>
          </table:table-cell>
          <table:table-cell office:value-type="float" office:value="37600" calcext:value-type="float">
            <text:p>37600</text:p>
          </table:table-cell>
          <table:table-cell office:value-type="float" office:value="15500" calcext:value-type="float">
            <text:p>155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2]+[.E32]+[.F32]" office:value-type="float" office:value="2264000" calcext:value-type="float">
            <text:p>2264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763000" calcext:value-type="float">
            <text:p>763000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6950" calcext:value-type="float">
            <text:p>69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500" calcext:value-type="float">
            <text:p>155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3]+[.E33]+[.F33]" office:value-type="float" office:value="2149000" calcext:value-type="float">
            <text:p>2149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734000" calcext:value-type="float">
            <text:p>734000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6800" calcext:value-type="float">
            <text:p>6800</text:p>
          </table:table-cell>
          <table:table-cell office:value-type="float" office:value="34500" calcext:value-type="float">
            <text:p>34500</text:p>
          </table:table-cell>
          <table:table-cell office:value-type="float" office:value="15100" calcext:value-type="float">
            <text:p>151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4]+[.E34]+[.F34]" office:value-type="float" office:value="2139000" calcext:value-type="float">
            <text:p>2139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734000" calcext:value-type="float">
            <text:p>73400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6790" calcext:value-type="float">
            <text:p>6790</text:p>
          </table:table-cell>
          <table:table-cell office:value-type="float" office:value="34400" calcext:value-type="float">
            <text:p>34400</text:p>
          </table:table-cell>
          <table:table-cell office:value-type="float" office:value="15100" calcext:value-type="float">
            <text:p>1510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5]+[.E35]+[.F35]" office:value-type="float" office:value="1899000" calcext:value-type="float">
            <text:p>1899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79700" calcext:value-type="float">
            <text:p>79700</text:p>
          </table:table-cell>
          <table:table-cell office:value-type="float" office:value="958" calcext:value-type="float">
            <text:p>958</text:p>
          </table:table-cell>
          <table:table-cell office:value-type="float" office:value="6870" calcext:value-type="float">
            <text:p>6870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\\</text:p>
          </table:table-cell>
          <table:table-cell/>
        </table:table-row>
      </table:table>
      <table:table table:name="eR" table:style-name="ta1"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/>
          <table:table-cell table:style-name="ce3" office:value-type="string" calcext:value-type="string" table:number-columns-spanned="5" table:number-rows-spanned="1">
            <text:p>Selection Eff <text:span text:style-name="T2">(eR, all flav)</text:span></text:p>
          </table:table-cell>
          <table:covered-table-cell table:number-columns-repeated="4" table:style-name="ce1"/>
          <table:table-cell/>
          <table:table-cell table:style-name="ce1"/>
          <table:table-cell table:style-name="ce11" office:value-type="string" calcext:value-type="string" table:number-columns-spanned="4" table:number-rows-spanned="1">
            <text:p>B/S (eR, all flav)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Signal</text:p>
          </table:table-cell>
          <table:table-cell table:style-name="ce7" office:value-type="string" calcext:value-type="string">
            <text:p>Rad Ret</text:p>
          </table:table-cell>
          <table:table-cell table:style-name="ce18" office:value-type="string" calcext:value-type="string">
            <text:p>WW</text:p>
          </table:table-cell>
          <table:table-cell table:style-name="ce18" office:value-type="string" calcext:value-type="string">
            <text:p>ZZ</text:p>
          </table:table-cell>
          <table:table-cell table:style-name="ce18" office:value-type="string" calcext:value-type="string">
            <text:p>HZ</text:p>
          </table:table-cell>
          <table:table-cell/>
          <table:table-cell table:style-name="ce1"/>
          <table:table-cell table:style-name="ce7" office:value-type="string" calcext:value-type="string">
            <text:p>Rad Ret</text:p>
          </table:table-cell>
          <table:table-cell table:style-name="ce18" office:value-type="string" calcext:value-type="string">
            <text:p>WW</text:p>
          </table:table-cell>
          <table:table-cell table:style-name="ce18" office:value-type="string" calcext:value-type="string">
            <text:p>ZZ</text:p>
          </table:table-cell>
          <table:table-cell table:style-name="ce18" office:value-type="string" calcext:value-type="string">
            <text:p>HZ</text:p>
          </table:table-cell>
        </table:table-row>
        <table:table-row table:style-name="ro1">
          <table:table-cell/>
          <table:table-cell table:style-name="ce12" office:value-type="string" calcext:value-type="string">
            <text:p>No cuts</text:p>
          </table:table-cell>
          <table:table-cell table:style-name="ce5" table:formula="of:=[.C30]/[.C$30]" office:value-type="percentage" office:value="1" calcext:value-type="percentage">
            <text:p>100,00%</text:p>
          </table:table-cell>
          <table:table-cell table:style-name="ce8" table:formula="of:=[.G30]/[.G$30]" office:value-type="percentage" office:value="1" calcext:value-type="percentage">
            <text:p>100,00%</text:p>
          </table:table-cell>
          <table:table-cell table:style-name="ce19" table:formula="of:=[.H30]/[.H$30]" office:value-type="percentage" office:value="1" calcext:value-type="percentage">
            <text:p>100,00%</text:p>
          </table:table-cell>
          <table:table-cell table:style-name="ce19" table:formula="of:=[.I30]/[.I$30]" office:value-type="percentage" office:value="1" calcext:value-type="percentage">
            <text:p>100,00%</text:p>
          </table:table-cell>
          <table:table-cell table:style-name="ce19" table:formula="of:=[.J30]/[.J$30]" office:value-type="percentage" office:value="1" calcext:value-type="percentage">
            <text:p>100,00%</text:p>
          </table:table-cell>
          <table:table-cell/>
          <table:table-cell table:style-name="ce12" office:value-type="string" calcext:value-type="string">
            <text:p>No cuts</text:p>
          </table:table-cell>
          <table:table-cell table:style-name="ce8" table:formula="of:=[.G30]/[.$C30]" office:value-type="percentage" office:value="5.79324133230205" calcext:value-type="percentage">
            <text:p>579,32%</text:p>
          </table:table-cell>
          <table:table-cell table:style-name="ce19" table:formula="of:=[.H30]/[.$C30]" office:value-type="percentage" office:value="0.02105375616058" calcext:value-type="percentage">
            <text:p>2,11%</text:p>
          </table:table-cell>
          <table:table-cell table:style-name="ce19" table:formula="of:=[.I30]/[.$C30]" office:value-type="percentage" office:value="0.0574322042067663" calcext:value-type="percentage">
            <text:p>5,74%</text:p>
          </table:table-cell>
          <table:table-cell table:style-name="ce19" table:formula="of:=[.J30]/[.$C30]" office:value-type="percentage" office:value="0.0131223295930241" calcext:value-type="percentage">
            <text:p>1,31%</text:p>
          </table:table-cell>
        </table:table-row>
        <table:table-row table:style-name="ro1">
          <table:table-cell/>
          <table:table-cell table:style-name="ce12" office:value-type="string" calcext:value-type="string">
            <text:p>Cut1</text:p>
          </table:table-cell>
          <table:table-cell table:style-name="ce5" table:formula="of:=[.C31]/[.C$30]" office:value-type="percentage" office:value="0.857797531441445" calcext:value-type="percentage">
            <text:p>85,78%</text:p>
          </table:table-cell>
          <table:table-cell table:style-name="ce8" table:formula="of:=[.G31]/[.G$30]" office:value-type="percentage" office:value="0.0741781638562425" calcext:value-type="percentage">
            <text:p>7,42%</text:p>
          </table:table-cell>
          <table:table-cell table:style-name="ce19" table:formula="of:=[.H31]/[.H$30]" office:value-type="percentage" office:value="0.126823134953898" calcext:value-type="percentage">
            <text:p>12,68%</text:p>
          </table:table-cell>
          <table:table-cell table:style-name="ce19" table:formula="of:=[.I31]/[.I$30]" office:value-type="percentage" office:value="0.248242228801015" calcext:value-type="percentage">
            <text:p>24,82%</text:p>
          </table:table-cell>
          <table:table-cell table:style-name="ce19" table:formula="of:=[.J31]/[.J$30]" office:value-type="percentage" office:value="0.44898195279963" calcext:value-type="percentage">
            <text:p>44,90%</text:p>
          </table:table-cell>
          <table:table-cell/>
          <table:table-cell table:style-name="ce12" office:value-type="string" calcext:value-type="string">
            <text:p>Cut1</text:p>
          </table:table-cell>
          <table:table-cell table:style-name="ce8" table:formula="of:=[.G31]/[.$C31]" office:value-type="percentage" office:value="0.500971370346725" calcext:value-type="percentage">
            <text:p>50,10%</text:p>
          </table:table-cell>
          <table:table-cell table:style-name="ce19" table:formula="of:=[.H31]/[.$C31]" office:value-type="percentage" office:value="0.00311274311357932" calcext:value-type="percentage">
            <text:p>0,31%</text:p>
          </table:table-cell>
          <table:table-cell table:style-name="ce19" table:formula="of:=[.I31]/[.$C31]" office:value-type="percentage" office:value="0.0166205868572331" calcext:value-type="percentage">
            <text:p>1,66%</text:p>
          </table:table-cell>
          <table:table-cell table:style-name="ce19" table:formula="of:=[.J31]/[.$C31]" office:value-type="percentage" office:value="0.00686839137442599" calcext:value-type="percentage">
            <text:p>0,69%</text:p>
          </table:table-cell>
        </table:table-row>
        <table:table-row table:style-name="ro1">
          <table:table-cell/>
          <table:table-cell table:style-name="ce12" office:value-type="string" calcext:value-type="string">
            <text:p>Cut2</text:p>
          </table:table-cell>
          <table:table-cell table:style-name="ce5" table:formula="of:=[.C32]/[.C$30]" office:value-type="percentage" office:value="0.857646481951104" calcext:value-type="percentage">
            <text:p>85,76%</text:p>
          </table:table-cell>
          <table:table-cell table:style-name="ce8" table:formula="of:=[.G32]/[.G$30]" office:value-type="percentage" office:value="0.0693513095659238" calcext:value-type="percentage">
            <text:p>6,94%</text:p>
          </table:table-cell>
          <table:table-cell table:style-name="ce19" table:formula="of:=[.H32]/[.H$30]" office:value-type="percentage" office:value="0.125274675751922" calcext:value-type="percentage">
            <text:p>12,53%</text:p>
          </table:table-cell>
          <table:table-cell table:style-name="ce19" table:formula="of:=[.I32]/[.I$30]" office:value-type="percentage" office:value="0.247951469655318" calcext:value-type="percentage">
            <text:p>24,80%</text:p>
          </table:table-cell>
          <table:table-cell table:style-name="ce19" table:formula="of:=[.J32]/[.J$30]" office:value-type="percentage" office:value="0.448953031004165" calcext:value-type="percentage">
            <text:p>44,90%</text:p>
          </table:table-cell>
          <table:table-cell/>
          <table:table-cell table:style-name="ce12" office:value-type="string" calcext:value-type="string">
            <text:p>Cut2</text:p>
          </table:table-cell>
          <table:table-cell table:style-name="ce8" table:formula="of:=[.G32]/[.$C32]" office:value-type="percentage" office:value="0.46845510531633" calcext:value-type="percentage">
            <text:p>46,85%</text:p>
          </table:table-cell>
          <table:table-cell table:style-name="ce19" table:formula="of:=[.H32]/[.$C32]" office:value-type="percentage" office:value="0.0030752793043312" calcext:value-type="percentage">
            <text:p>0,31%</text:p>
          </table:table-cell>
          <table:table-cell table:style-name="ce19" table:formula="of:=[.I32]/[.$C32]" office:value-type="percentage" office:value="0.0166040434354908" calcext:value-type="percentage">
            <text:p>1,66%</text:p>
          </table:table-cell>
          <table:table-cell table:style-name="ce19" table:formula="of:=[.J32]/[.$C32]" office:value-type="percentage" office:value="0.00686915852697416" calcext:value-type="percentage">
            <text:p>0,69%</text:p>
          </table:table-cell>
        </table:table-row>
        <table:table-row table:style-name="ro1">
          <table:table-cell/>
          <table:table-cell table:style-name="ce12" office:value-type="string" calcext:value-type="string">
            <text:p>Cut3.1</text:p>
          </table:table-cell>
          <table:table-cell table:style-name="ce5" table:formula="of:=[.C33]/[.C$30]" office:value-type="percentage" office:value="0.826265381050803" calcext:value-type="percentage">
            <text:p>82,63%</text:p>
          </table:table-cell>
          <table:table-cell table:style-name="ce8" table:formula="of:=[.G33]/[.G$30]" office:value-type="percentage" office:value="0.010089226052435" calcext:value-type="percentage">
            <text:p>1,01%</text:p>
          </table:table-cell>
          <table:table-cell table:style-name="ce19" table:formula="of:=[.H33]/[.H$30]" office:value-type="percentage" office:value="0.1246682710074" calcext:value-type="percentage">
            <text:p>12,47%</text:p>
          </table:table-cell>
          <table:table-cell table:style-name="ce19" table:formula="of:=[.I33]/[.I$30]" office:value-type="percentage" office:value="0.242123070416579" calcext:value-type="percentage">
            <text:p>24,21%</text:p>
          </table:table-cell>
          <table:table-cell table:style-name="ce19" table:formula="of:=[.J33]/[.J$30]" office:value-type="percentage" office:value="0.442214252660805" calcext:value-type="percentage">
            <text:p>44,22%</text:p>
          </table:table-cell>
          <table:table-cell/>
          <table:table-cell table:style-name="ce12" office:value-type="string" calcext:value-type="string">
            <text:p>Cut3.1</text:p>
          </table:table-cell>
          <table:table-cell table:style-name="ce8" table:formula="of:=[.G33]/[.$C33]" office:value-type="percentage" office:value="0.0707391628868347" calcext:value-type="percentage">
            <text:p>7,07%</text:p>
          </table:table-cell>
          <table:table-cell table:style-name="ce19" table:formula="of:=[.H33]/[.$C33]" office:value-type="percentage" office:value="0.00317662513636103" calcext:value-type="percentage">
            <text:p>0,32%</text:p>
          </table:table-cell>
          <table:table-cell table:style-name="ce19" table:formula="of:=[.I33]/[.$C33]" office:value-type="percentage" office:value="0.0168295343629787" calcext:value-type="percentage">
            <text:p>1,68%</text:p>
          </table:table-cell>
          <table:table-cell table:style-name="ce19" table:formula="of:=[.J33]/[.$C33]" office:value-type="percentage" office:value="0.00702302348280416" calcext:value-type="percentage">
            <text:p>0,70%</text:p>
          </table:table-cell>
        </table:table-row>
        <table:table-row table:style-name="ro1">
          <table:table-cell/>
          <table:table-cell table:style-name="ce12" office:value-type="string" calcext:value-type="string">
            <text:p>Cut3.2</text:p>
          </table:table-cell>
          <table:table-cell table:style-name="ce5" table:formula="of:=[.C34]/[.C$30]" office:value-type="percentage" office:value="0.824433431578755" calcext:value-type="percentage">
            <text:p>82,44%</text:p>
          </table:table-cell>
          <table:table-cell table:style-name="ce8" table:formula="of:=[.G34]/[.G$30]" office:value-type="percentage" office:value="0.00872633413256816" calcext:value-type="percentage">
            <text:p>0,87%</text:p>
          </table:table-cell>
          <table:table-cell table:style-name="ce19" table:formula="of:=[.H34]/[.H$30]" office:value-type="percentage" office:value="0.124143885929571" calcext:value-type="percentage">
            <text:p>12,41%</text:p>
          </table:table-cell>
          <table:table-cell table:style-name="ce19" table:formula="of:=[.I34]/[.I$30]" office:value-type="percentage" office:value="0.241997515330937" calcext:value-type="percentage">
            <text:p>24,20%</text:p>
          </table:table-cell>
          <table:table-cell table:style-name="ce19" table:formula="of:=[.J34]/[.J$30]" office:value-type="percentage" office:value="0.44195395650162" calcext:value-type="percentage">
            <text:p>44,20%</text:p>
          </table:table-cell>
          <table:table-cell/>
          <table:table-cell table:style-name="ce12" office:value-type="string" calcext:value-type="string">
            <text:p>Cut3.2</text:p>
          </table:table-cell>
          <table:table-cell table:style-name="ce8" table:formula="of:=[.G34]/[.$C34]" office:value-type="percentage" office:value="0.0613193954052345" calcext:value-type="percentage">
            <text:p>6,13%</text:p>
          </table:table-cell>
          <table:table-cell table:style-name="ce19" table:formula="of:=[.H34]/[.$C34]" office:value-type="percentage" office:value="0.00317029247368455" calcext:value-type="percentage">
            <text:p>0,32%</text:p>
          </table:table-cell>
          <table:table-cell table:style-name="ce19" table:formula="of:=[.I34]/[.$C34]" office:value-type="percentage" office:value="0.016858184282267" calcext:value-type="percentage">
            <text:p>1,69%</text:p>
          </table:table-cell>
          <table:table-cell table:style-name="ce19" table:formula="of:=[.J34]/[.$C34]" office:value-type="percentage" office:value="0.00703448606038398" calcext:value-type="percentage">
            <text:p>0,70%</text:p>
          </table:table-cell>
        </table:table-row>
        <table:table-row table:style-name="ro1">
          <table:table-cell/>
          <table:table-cell table:style-name="ce12" office:value-type="string" calcext:value-type="string">
            <text:p>Cut3.2</text:p>
          </table:table-cell>
          <table:table-cell table:style-name="ce5" table:formula="of:=[.C35]/[.C$30]" office:value-type="percentage" office:value="0.816442609922661" calcext:value-type="percentage">
            <text:p>81,64%</text:p>
          </table:table-cell>
          <table:table-cell table:style-name="ce8" table:formula="of:=[.G35]/[.G$30]" office:value-type="percentage" office:value="0.00710087391742987" calcext:value-type="percentage">
            <text:p>0,71%</text:p>
          </table:table-cell>
          <table:table-cell table:style-name="ce19" table:formula="of:=[.H35]/[.H$30]" office:value-type="percentage" office:value="0.122677085868282" calcext:value-type="percentage">
            <text:p>12,27%</text:p>
          </table:table-cell>
          <table:table-cell table:style-name="ce19" table:formula="of:=[.I35]/[.I$30]" office:value-type="percentage" office:value="0.229547737365193" calcext:value-type="percentage">
            <text:p>22,95%</text:p>
          </table:table-cell>
          <table:table-cell table:style-name="ce19" table:formula="of:=[.J35]/[.J$30]" office:value-type="percentage" office:value="0.436863720499769" calcext:value-type="percentage">
            <text:p>43,69%</text:p>
          </table:table-cell>
          <table:table-cell/>
          <table:table-cell table:style-name="ce12" office:value-type="string" calcext:value-type="string">
            <text:p>Cut3.2</text:p>
          </table:table-cell>
          <table:table-cell table:style-name="ce8" table:formula="of:=[.G35]/[.$C35]" office:value-type="percentage" office:value="0.0503857537247071" calcext:value-type="percentage">
            <text:p>5,04%</text:p>
          </table:table-cell>
          <table:table-cell table:style-name="ce19" table:formula="of:=[.H35]/[.$C35]" office:value-type="percentage" office:value="0.00316349663891992" calcext:value-type="percentage">
            <text:p>0,32%</text:p>
          </table:table-cell>
          <table:table-cell table:style-name="ce19" table:formula="of:=[.I35]/[.$C35]" office:value-type="percentage" office:value="0.0161474087306734" calcext:value-type="percentage">
            <text:p>1,61%</text:p>
          </table:table-cell>
          <table:table-cell table:style-name="ce19" table:formula="of:=[.J35]/[.$C35]" office:value-type="percentage" office:value="0.00702152197589952" calcext:value-type="percentage">
            <text:p>0,70%</text:p>
          </table:table-cell>
        </table:table-row>
        <table:table-row table:style-name="ro1">
          <table:table-cell/>
          <table:table-cell table:style-name="ce12" office:value-type="string" calcext:value-type="string">
            <text:p>Cut4</text:p>
          </table:table-cell>
          <table:table-cell table:style-name="ce5" table:formula="of:=[.C36]/[.C$30]" office:value-type="percentage" office:value="0.721332666387845" calcext:value-type="percentage">
            <text:p>72,13%</text:p>
          </table:table-cell>
          <table:table-cell table:style-name="ce8" table:formula="of:=[.G36]/[.G$30]" office:value-type="percentage" office:value="0.00422365473055304" calcext:value-type="percentage">
            <text:p>0,42%</text:p>
          </table:table-cell>
          <table:table-cell table:style-name="ce19" table:formula="of:=[.H36]/[.H$30]" office:value-type="percentage" office:value="0.0252123047526341" calcext:value-type="percentage">
            <text:p>2,52%</text:p>
          </table:table-cell>
          <table:table-cell table:style-name="ce19" table:formula="of:=[.I36]/[.I$30]" office:value-type="percentage" office:value="0.0842342461408332" calcext:value-type="percentage">
            <text:p>8,42%</text:p>
          </table:table-cell>
          <table:table-cell table:style-name="ce19" table:formula="of:=[.J36]/[.J$30]" office:value-type="percentage" office:value="0.024062933826932" calcext:value-type="percentage">
            <text:p>2,41%</text:p>
          </table:table-cell>
          <table:table-cell table:style-name="ce22"/>
          <table:table-cell table:style-name="ce12" office:value-type="string" calcext:value-type="string">
            <text:p>Cut4</text:p>
          </table:table-cell>
          <table:table-cell table:style-name="ce8" table:formula="of:=[.G36]/[.$C36]" office:value-type="percentage" office:value="0.0339214516388707" calcext:value-type="percentage">
            <text:p>3,39%</text:p>
          </table:table-cell>
          <table:table-cell table:style-name="ce19" table:formula="of:=[.H36]/[.$C36]" office:value-type="percentage" office:value="0.000735879215295075" calcext:value-type="percentage">
            <text:p>0,07%</text:p>
          </table:table-cell>
          <table:table-cell table:style-name="ce19" table:formula="of:=[.I36]/[.$C36]" office:value-type="percentage" office:value="0.00670669533072579" calcext:value-type="percentage">
            <text:p>0,67%</text:p>
          </table:table-cell>
          <table:table-cell table:style-name="ce19" table:formula="of:=[.J36]/[.$C36]" office:value-type="percentage" office:value="0.000437747745756951" calcext:value-type="percentage">
            <text:p>0,04%</text:p>
          </table:table-cell>
        </table:table-row>
        <table:table-row table:style-name="ro1">
          <table:table-cell/>
          <table:table-cell table:style-name="ce12" office:value-type="string" calcext:value-type="string">
            <text:p>Cut5</text:p>
          </table:table-cell>
          <table:table-cell table:style-name="ce5" table:formula="of:=[.C37]/[.C$30]" office:value-type="percentage" office:value="0.715359000614066" calcext:value-type="percentage">
            <text:p>71,54%</text:p>
          </table:table-cell>
          <table:table-cell table:style-name="ce8" table:formula="of:=[.G37]/[.G$30]" office:value-type="percentage" office:value="0.00413229956893728" calcext:value-type="percentage">
            <text:p>0,41%</text:p>
          </table:table-cell>
          <table:table-cell table:style-name="ce19" table:formula="of:=[.H37]/[.H$30]" office:value-type="percentage" office:value="0.0171413712606693" calcext:value-type="percentage">
            <text:p>1,71%</text:p>
          </table:table-cell>
          <table:table-cell table:style-name="ce19" table:formula="of:=[.I37]/[.I$30]" office:value-type="percentage" office:value="0.0417239374074857" calcext:value-type="percentage">
            <text:p>4,17%</text:p>
          </table:table-cell>
          <table:table-cell table:style-name="ce19" table:formula="of:=[.J37]/[.J$30]" office:value-type="percentage" office:value="0.0098623322535863" calcext:value-type="percentage">
            <text:p>0,99%</text:p>
          </table:table-cell>
          <table:table-cell table:style-name="ce22"/>
          <table:table-cell table:style-name="ce12" office:value-type="string" calcext:value-type="string">
            <text:p>Cut5</text:p>
          </table:table-cell>
          <table:table-cell table:style-name="ce8" table:formula="of:=[.G37]/[.$C37]" office:value-type="percentage" office:value="0.0334648877551995" calcext:value-type="percentage">
            <text:p>3,35%</text:p>
          </table:table-cell>
          <table:table-cell table:style-name="ce19" table:formula="of:=[.H37]/[.$C37]" office:value-type="percentage" office:value="0.000504488306529054" calcext:value-type="percentage">
            <text:p>0,05%</text:p>
          </table:table-cell>
          <table:table-cell table:style-name="ce19" table:formula="of:=[.I37]/[.$C37]" office:value-type="percentage" office:value="0.00334978338350404" calcext:value-type="percentage">
            <text:p>0,33%</text:p>
          </table:table-cell>
          <table:table-cell table:style-name="ce19" table:formula="of:=[.J37]/[.$C37]" office:value-type="percentage" office:value="0.000180911646147431" calcext:value-type="percentage">
            <text:p>0,02%</text:p>
          </table:table-cell>
        </table:table-row>
        <table:table-row table:style-name="ro1">
          <table:table-cell/>
          <table:table-cell table:style-name="ce12" office:value-type="string" calcext:value-type="string">
            <text:p>1 btag</text:p>
          </table:table-cell>
          <table:table-cell table:style-name="ce5" table:formula="of:=[.C38]/[.C$30]" office:value-type="percentage" office:value="0.0831658682802902" calcext:value-type="percentage">
            <text:p>8,32%</text:p>
          </table:table-cell>
          <table:table-cell table:style-name="ce8" table:formula="of:=[.G38]/[.G$30]" office:value-type="percentage" office:value="0.000506146901982364" calcext:value-type="percentage">
            <text:p>0,05%</text:p>
          </table:table-cell>
          <table:table-cell table:style-name="ce19" table:formula="of:=[.H38]/[.H$30]" office:value-type="percentage" office:value="0.00929993059874357" calcext:value-type="percentage">
            <text:p>0,93%</text:p>
          </table:table-cell>
          <table:table-cell table:style-name="ce19" table:formula="of:=[.I38]/[.I$30]" office:value-type="percentage" office:value="0.0105994924931275" calcext:value-type="percentage">
            <text:p>1,06%</text:p>
          </table:table-cell>
          <table:table-cell table:style-name="ce19" table:formula="of:=[.J38]/[.J$30]" office:value-type="percentage" office:value="0.0000867653863951874" calcext:value-type="percentage">
            <text:p>0,01%</text:p>
          </table:table-cell>
          <table:table-cell table:style-name="ce22"/>
          <table:table-cell table:style-name="ce12" office:value-type="string" calcext:value-type="string">
            <text:p>1 btag</text:p>
          </table:table-cell>
          <table:table-cell table:style-name="ce8" table:formula="of:=[.G38]/[.$C38]" office:value-type="percentage" office:value="0.0352576268776333" calcext:value-type="percentage">
            <text:p>3,53%</text:p>
          </table:table-cell>
          <table:table-cell table:style-name="ce19" table:formula="of:=[.H38]/[.$C38]" office:value-type="percentage" office:value="0.00235431283512093" calcext:value-type="percentage">
            <text:p>0,24%</text:p>
          </table:table-cell>
          <table:table-cell table:style-name="ce19" table:formula="of:=[.I38]/[.$C38]" office:value-type="percentage" office:value="0.00731973620838942" calcext:value-type="percentage">
            <text:p>0,73%</text:p>
          </table:table-cell>
          <table:table-cell table:style-name="ce19" table:formula="of:=[.J38]/[.$C38]" office:value-type="percentage" office:value="0.0000136902796915014" calcext:value-type="percentage">
            <text:p>0,00%</text:p>
          </table:table-cell>
        </table:table-row>
        <table:table-row table:style-name="ro1">
          <table:table-cell/>
          <table:table-cell table:style-name="ce12" office:value-type="string" calcext:value-type="string">
            <text:p>2 btag</text:p>
          </table:table-cell>
          <table:table-cell table:style-name="ce5" table:formula="of:=[.C39]/[.C$30]" office:value-type="percentage" office:value="0.037051004251398" calcext:value-type="percentage">
            <text:p>3,71%</text:p>
          </table:table-cell>
          <table:table-cell table:style-name="ce8" table:formula="of:=[.G39]/[.G$30]" office:value-type="percentage" office:value="0.0000962914193624464" calcext:value-type="percentage">
            <text:p>0,01%</text:p>
          </table:table-cell>
          <table:table-cell table:style-name="ce19" table:formula="of:=[.H39]/[.H$30]" office:value-type="percentage" office:value="0.0021467701376308" calcext:value-type="percentage">
            <text:p>0,21%</text:p>
          </table:table-cell>
          <table:table-cell table:style-name="ce19" table:formula="of:=[.I39]/[.I$30]" office:value-type="percentage" office:value="0.000865669274688095" calcext:value-type="percentage">
            <text:p>0,09%</text:p>
          </table:table-cell>
          <table:table-cell table:style-name="ce19" table:formula="of:=[.J39]/[.J$30]" office:value-type="percentage" office:value="0" calcext:value-type="percentage">
            <text:p>0,00%</text:p>
          </table:table-cell>
          <table:table-cell table:style-name="ce22"/>
          <table:table-cell table:style-name="ce12" office:value-type="string" calcext:value-type="string">
            <text:p>2 btag</text:p>
          </table:table-cell>
          <table:table-cell table:style-name="ce8" table:formula="of:=[.G39]/[.$C39]" office:value-type="percentage" office:value="0.015055986790844" calcext:value-type="percentage">
            <text:p>1,51%</text:p>
          </table:table-cell>
          <table:table-cell table:style-name="ce19" table:formula="of:=[.H39]/[.$C39]" office:value-type="percentage" office:value="0.00121987449257299" calcext:value-type="percentage">
            <text:p>0,12%</text:p>
          </table:table-cell>
          <table:table-cell table:style-name="ce19" table:formula="of:=[.I39]/[.$C39]" office:value-type="percentage" office:value="0.00134186091750898" calcext:value-type="percentage">
            <text:p>0,13%</text:p>
          </table:table-cell>
          <table:table-cell table:style-name="ce19" table:formula="of:=[.J39]/[.$C39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22" table:number-columns-repeated="7"/>
          <table:table-cell table:number-columns-repeated="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Selection Eff</text:p>
          </table:table-cell>
          <table:table-cell table:style-name="ce15" office:value-type="string" calcext:value-type="string" table:number-columns-spanned="6" table:number-rows-spanned="1">
            <text:p>Background over Signal (B/S)</text:p>
          </table:table-cell>
          <table:covered-table-cell table:number-columns-repeated="2"/>
          <table:covered-table-cell table:number-columns-repeated="3"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bb</text:p>
          </table:table-cell>
          <table:table-cell table:style-name="ce16" office:value-type="string" calcext:value-type="string">
            <text:p>Rad Ret (B/S)</text:p>
          </table:table-cell>
          <table:table-cell table:style-name="ce20" office:value-type="string" calcext:value-type="string">
            <text:p>cc (B/S)</text:p>
          </table:table-cell>
          <table:table-cell table:style-name="ce20" office:value-type="string" calcext:value-type="string">
            <text:p><text:s/>qq (B/S)</text:p>
          </table:table-cell>
          <table:table-cell table:style-name="ce20" office:value-type="string" calcext:value-type="string">
            <text:p>WW (B/S)</text:p>
          </table:table-cell>
          <table:table-cell table:style-name="ce20" office:value-type="string" calcext:value-type="string">
            <text:p>ZZ (B/S)</text:p>
          </table:table-cell>
          <table:table-cell table:style-name="ce20" office:value-type="string" calcext:value-type="string">
            <text:p>HZ (B/S)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1 btag</text:p>
          </table:table-cell>
          <table:table-cell table:style-name="ce14" table:formula="of:=[.D38]/[.D$30]" office:value-type="percentage" office:value="0.613248267708472" calcext:value-type="percentage">
            <text:p>61,32%</text:p>
          </table:table-cell>
          <table:table-cell table:style-name="ce17" table:formula="of:=[.G38]/[.D38]" office:value-type="percentage" office:value="0.0390947041381195" calcext:value-type="percentage">
            <text:p>3,91%</text:p>
          </table:table-cell>
          <table:table-cell table:style-name="ce21" table:formula="of:=[.E38]/[.$D38]" office:value-type="percentage" office:value="0.0997394067582201" calcext:value-type="percentage">
            <text:p>9,97%</text:p>
          </table:table-cell>
          <table:table-cell table:style-name="ce21" table:formula="of:=[.F38]/[.$D38]" office:value-type="percentage" office:value="0.00909030188335543" calcext:value-type="percentage">
            <text:p>0,91%</text:p>
          </table:table-cell>
          <table:table-cell table:style-name="ce21" table:formula="of:=[.H38]/[.$D38]" office:value-type="percentage" office:value="0.00261053201501827" calcext:value-type="percentage">
            <text:p>0,26%</text:p>
          </table:table-cell>
          <table:table-cell table:style-name="ce21" table:formula="of:=[.I38]/[.$D38]" office:value-type="percentage" office:value="0.00811634096728163" calcext:value-type="percentage">
            <text:p>0,81%</text:p>
          </table:table-cell>
          <table:table-cell table:style-name="ce21" table:formula="of:=[.J38]/[.$D38]" office:value-type="percentage" office:value="0.0000151801888415492" calcext:value-type="percentage">
            <text:p>0,00%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2 btag</text:p>
          </table:table-cell>
          <table:table-cell table:style-name="ce14" table:formula="of:=[.D39]/[.D$30]" office:value-type="percentage" office:value="0.302432810672095" calcext:value-type="percentage">
            <text:p>30,24%</text:p>
          </table:table-cell>
          <table:table-cell table:style-name="ce17" table:formula="of:=[.G39]/[.D39]" office:value-type="percentage" office:value="0.0150812160189119" calcext:value-type="percentage">
            <text:p>1,51%</text:p>
          </table:table-cell>
          <table:table-cell table:style-name="ce21" table:formula="of:=[.E39]/[.$D39]" office:value-type="percentage" office:value="0.00167569408889386" calcext:value-type="percentage">
            <text:p>0,17%</text:p>
          </table:table-cell>
          <table:table-cell table:style-name="ce21" table:formula="of:=[.F39]/[.$D39]" office:value-type="percentage" office:value="0" calcext:value-type="percentage">
            <text:p>0,00%</text:p>
          </table:table-cell>
          <table:table-cell table:style-name="ce21" table:formula="of:=[.H39]/[.$D39]" office:value-type="percentage" office:value="0.00122191862904939" calcext:value-type="percentage">
            <text:p>0,12%</text:p>
          </table:table-cell>
          <table:table-cell table:style-name="ce21" table:formula="of:=[.I39]/[.$D39]" office:value-type="percentage" office:value="0.00134410946591656" calcext:value-type="percentage">
            <text:p>0,13%</text:p>
          </table:table-cell>
          <table:table-cell table:style-name="ce21" table:formula="of:=[.J39]/[.$D39]" office:value-type="percentage" office:value="0" calcext:value-type="percentage">
            <text:p>0,00%</text:p>
          </table:table-cell>
          <table:table-cell table:number-columns-repeated="4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radreturn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0]+[.E30]+[.F30]" office:value-type="float" office:value="2634898" calcext:value-type="float">
            <text:p>2634898</text:p>
          </table:table-cell>
          <table:table-cell office:value-type="float" office:value="322261" calcext:value-type="float">
            <text:p>322261</text:p>
          </table:table-cell>
          <table:table-cell office:value-type="float" office:value="895327" calcext:value-type="float">
            <text:p>895327</text:p>
          </table:table-cell>
          <table:table-cell office:value-type="float" office:value="1417310" calcext:value-type="float">
            <text:p>1417310</text:p>
          </table:table-cell>
          <table:table-cell office:value-type="float" office:value="15264600" calcext:value-type="float">
            <text:p>15264600</text:p>
          </table:table-cell>
          <table:table-cell office:value-type="float" office:value="55474.5" calcext:value-type="float">
            <text:p>55474,5</text:p>
          </table:table-cell>
          <table:table-cell office:value-type="float" office:value="151328" calcext:value-type="float">
            <text:p>151328</text:p>
          </table:table-cell>
          <table:table-cell office:value-type="float" office:value="34576" calcext:value-type="float">
            <text:p>34576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1]+[.E31]+[.F31]" office:value-type="float" office:value="2260209" calcext:value-type="float">
            <text:p>2260209</text:p>
          </table:table-cell>
          <table:table-cell office:value-type="float" office:value="271369" calcext:value-type="float">
            <text:p>271369</text:p>
          </table:table-cell>
          <table:table-cell office:value-type="float" office:value="763090" calcext:value-type="float">
            <text:p>763090</text:p>
          </table:table-cell>
          <table:table-cell office:value-type="float" office:value="1225750" calcext:value-type="float">
            <text:p>1225750</text:p>
          </table:table-cell>
          <table:table-cell office:value-type="float" office:value="1132300" calcext:value-type="float">
            <text:p>1132300</text:p>
          </table:table-cell>
          <table:table-cell office:value-type="float" office:value="7035.45" calcext:value-type="float">
            <text:p>7035,45</text:p>
          </table:table-cell>
          <table:table-cell office:value-type="float" office:value="37566" calcext:value-type="float">
            <text:p>37566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2]+[.E32]+[.F32]" office:value-type="float" office:value="2259811" calcext:value-type="float">
            <text:p>2259811</text:p>
          </table:table-cell>
          <table:table-cell office:value-type="float" office:value="271106" calcext:value-type="float">
            <text:p>271106</text:p>
          </table:table-cell>
          <table:table-cell office:value-type="float" office:value="763015" calcext:value-type="float">
            <text:p>763015</text:p>
          </table:table-cell>
          <table:table-cell office:value-type="float" office:value="1225690" calcext:value-type="float">
            <text:p>1225690</text:p>
          </table:table-cell>
          <table:table-cell office:value-type="float" office:value="1058620" calcext:value-type="float">
            <text:p>1058620</text:p>
          </table:table-cell>
          <table:table-cell office:value-type="float" office:value="6949.55" calcext:value-type="float">
            <text:p>6949,55</text:p>
          </table:table-cell>
          <table:table-cell office:value-type="float" office:value="37522" calcext:value-type="float">
            <text:p>37522</text:p>
          </table:table-cell>
          <table:table-cell office:value-type="float" office:value="15523" calcext:value-type="float">
            <text:p>15523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3]+[.E33]+[.F33]" office:value-type="float" office:value="2177125" calcext:value-type="float">
            <text:p>2177125</text:p>
          </table:table-cell>
          <table:table-cell office:value-type="float" office:value="268819" calcext:value-type="float">
            <text:p>268819</text:p>
          </table:table-cell>
          <table:table-cell office:value-type="float" office:value="744146" calcext:value-type="float">
            <text:p>744146</text:p>
          </table:table-cell>
          <table:table-cell office:value-type="float" office:value="1164160" calcext:value-type="float">
            <text:p>1164160</text:p>
          </table:table-cell>
          <table:table-cell office:value-type="float" office:value="154008" calcext:value-type="float">
            <text:p>154008</text:p>
          </table:table-cell>
          <table:table-cell office:value-type="float" office:value="6915.91" calcext:value-type="float">
            <text:p>6915,91</text:p>
          </table:table-cell>
          <table:table-cell office:value-type="float" office:value="36640" calcext:value-type="float">
            <text:p>36640</text:p>
          </table:table-cell>
          <table:table-cell office:value-type="float" office:value="15290" calcext:value-type="float">
            <text:p>15290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4]+[.E34]+[.F34]" office:value-type="float" office:value="2172298" calcext:value-type="float">
            <text:p>2172298</text:p>
          </table:table-cell>
          <table:table-cell office:value-type="float" office:value="268807" calcext:value-type="float">
            <text:p>268807</text:p>
          </table:table-cell>
          <table:table-cell office:value-type="float" office:value="743681" calcext:value-type="float">
            <text:p>743681</text:p>
          </table:table-cell>
          <table:table-cell office:value-type="float" office:value="1159810" calcext:value-type="float">
            <text:p>1159810</text:p>
          </table:table-cell>
          <table:table-cell office:value-type="float" office:value="133204" calcext:value-type="float">
            <text:p>133204</text:p>
          </table:table-cell>
          <table:table-cell office:value-type="float" office:value="6886.82" calcext:value-type="float">
            <text:p>6886,82</text:p>
          </table:table-cell>
          <table:table-cell office:value-type="float" office:value="36621" calcext:value-type="float">
            <text:p>36621</text:p>
          </table:table-cell>
          <table:table-cell office:value-type="float" office:value="15281" calcext:value-type="float">
            <text:p>15281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5]+[.E35]+[.F35]" office:value-type="float" office:value="2151243" calcext:value-type="float">
            <text:p>2151243</text:p>
          </table:table-cell>
          <table:table-cell office:value-type="float" office:value="266319" calcext:value-type="float">
            <text:p>266319</text:p>
          </table:table-cell>
          <table:table-cell office:value-type="float" office:value="735854" calcext:value-type="float">
            <text:p>735854</text:p>
          </table:table-cell>
          <table:table-cell office:value-type="float" office:value="1149070" calcext:value-type="float">
            <text:p>1149070</text:p>
          </table:table-cell>
          <table:table-cell office:value-type="float" office:value="108392" calcext:value-type="float">
            <text:p>108392</text:p>
          </table:table-cell>
          <table:table-cell office:value-type="float" office:value="6805.45" calcext:value-type="float">
            <text:p>6805,45</text:p>
          </table:table-cell>
          <table:table-cell office:value-type="float" office:value="34737" calcext:value-type="float">
            <text:p>34737</text:p>
          </table:table-cell>
          <table:table-cell office:value-type="float" office:value="15105" calcext:value-type="float">
            <text:p>15105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6]+[.E36]+[.F36]" office:value-type="float" office:value="1900638" calcext:value-type="float">
            <text:p>1900638</text:p>
          </table:table-cell>
          <table:table-cell office:value-type="float" office:value="230854" calcext:value-type="float">
            <text:p>230854</text:p>
          </table:table-cell>
          <table:table-cell office:value-type="float" office:value="646884" calcext:value-type="float">
            <text:p>646884</text:p>
          </table:table-cell>
          <table:table-cell office:value-type="float" office:value="1022900" calcext:value-type="float">
            <text:p>1022900</text:p>
          </table:table-cell>
          <table:table-cell office:value-type="float" office:value="64472.4" calcext:value-type="float">
            <text:p>64472,4</text:p>
          </table:table-cell>
          <table:table-cell office:value-type="float" office:value="1398.64" calcext:value-type="float">
            <text:p>1398,64</text:p>
          </table:table-cell>
          <table:table-cell office:value-type="float" office:value="12747" calcext:value-type="float">
            <text:p>12747</text:p>
          </table:table-cell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D37]+[.E37]+[.F37]" office:value-type="float" office:value="1884898" calcext:value-type="float">
            <text:p>1884898</text:p>
          </table:table-cell>
          <table:table-cell office:value-type="float" office:value="229209" calcext:value-type="float">
            <text:p>229209</text:p>
          </table:table-cell>
          <table:table-cell office:value-type="float" office:value="641369" calcext:value-type="float">
            <text:p>641369</text:p>
          </table:table-cell>
          <table:table-cell office:value-type="float" office:value="1014320" calcext:value-type="float">
            <text:p>1014320</text:p>
          </table:table-cell>
          <table:table-cell office:value-type="float" office:value="63077.9" calcext:value-type="float">
            <text:p>63077,9</text:p>
          </table:table-cell>
          <table:table-cell office:value-type="float" office:value="950.909" calcext:value-type="float">
            <text:p>950,909</text:p>
          </table:table-cell>
          <table:table-cell office:value-type="float" office:value="6314" calcext:value-type="float">
            <text:p>6314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8]+[.E38]+[.F38]" office:value-type="float" office:value="219133.58" calcext:value-type="float">
            <text:p>219133,58</text:p>
          </table:table-cell>
          <table:table-cell office:value-type="float" office:value="197626" calcext:value-type="float">
            <text:p>197626</text:p>
          </table:table-cell>
          <table:table-cell office:value-type="float" office:value="19711.1" calcext:value-type="float">
            <text:p>19711,1</text:p>
          </table:table-cell>
          <table:table-cell office:value-type="float" office:value="1796.48" calcext:value-type="float">
            <text:p>1796,48</text:p>
          </table:table-cell>
          <table:table-cell office:value-type="float" office:value="7726.13" calcext:value-type="float">
            <text:p>7726,13</text:p>
          </table:table-cell>
          <table:table-cell office:value-type="float" office:value="515.909" calcext:value-type="float">
            <text:p>515,909</text:p>
          </table:table-cell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[.D39]+[.E39]+[.F39]" office:value-type="float" office:value="97625.617" calcext:value-type="float">
            <text:p>97625,617</text:p>
          </table:table-cell>
          <table:table-cell office:value-type="float" office:value="97462.3" calcext:value-type="float">
            <text:p>97462,3</text:p>
          </table:table-cell>
          <table:table-cell office:value-type="float" office:value="163.317" calcext:value-type="float">
            <text:p>163,317</text:p>
          </table:table-cell>
          <table:table-cell office:value-type="float" office:value="0" calcext:value-type="float">
            <text:p>0</text:p>
          </table:table-cell>
          <table:table-cell office:value-type="float" office:value="1469.85" calcext:value-type="float">
            <text:p>1469,85</text:p>
          </table:table-cell>
          <table:table-cell office:value-type="float" office:value="119.091" calcext:value-type="float">
            <text:p>119,09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\\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 style:data-style-name="N2" text:time-value="16:20:53.408252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5:48:08.874469074</meta:creation-date>
    <dc:date>2020-04-28T17:26:20.324422287</dc:date>
    <meta:editing-duration>PT3H32M56S</meta:editing-duration>
    <meta:editing-cycles>13</meta:editing-cycles>
    <meta:generator>LibreOffice/5.1.6.2$Linux_X86_64 LibreOffice_project/10m0$Build-2</meta:generator>
    <meta:document-statistic meta:table-count="4" meta:cell-count="779" meta:object-count="0"/>
  </office:meta>
</office:document-meta>
</file>